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40"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42"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509827" officeooo:paragraph-rsid="00509827" fo:background-color="transparent" style:font-size-asian="16pt" style:font-weight-asian="bold" style:font-size-complex="16pt" style:font-weight-complex="bold"/>
    </style:style>
    <style:style style:name="P43" style:family="paragraph" style:parent-style-name="Standard">
      <style:text-properties style:font-name="Bitstream Vera Sans Mono" officeooo:rsid="001f19ac" officeooo:paragraph-rsid="001f19ac"/>
    </style:style>
    <style:style style:name="P44" style:family="paragraph" style:parent-style-name="Standard">
      <style:text-properties style:font-name="Bitstream Vera Sans Mono" officeooo:rsid="001f19ac" officeooo:paragraph-rsid="00201fad"/>
    </style:style>
    <style:style style:name="P45"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Bitstream Vera Sans Mono" fo:font-size="12pt" style:text-underline-style="none" fo:font-weight="normal" officeooo:rsid="00518d25" officeooo:paragraph-rsid="00518d25" fo:background-color="transparent"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518d25" officeooo:paragraph-rsid="0057464f"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Bitstream Vera Sans Mono" fo:font-size="12pt" style:text-underline-style="none" fo:font-weight="normal" officeooo:rsid="005519e8" officeooo:paragraph-rsid="005519e8" fo:background-color="transparent"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5519e8" officeooo:paragraph-rsid="005519e8" fo:background-color="transparent"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57464f" officeooo:paragraph-rsid="0057464f" fo:background-color="transparent"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57464f" officeooo:paragraph-rsid="00576053" fo:background-color="transparent"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Bitstream Vera Sans Mono" fo:font-size="12pt" style:text-underline-style="none" fo:font-weight="normal" officeooo:rsid="004c8bf6" officeooo:paragraph-rsid="004c8bf6" fo:background-color="transparent"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Bitstream Vera Sans Mono" fo:font-size="12pt" style:text-underline-style="none" fo:font-weight="normal" officeooo:rsid="004c8c87" officeooo:paragraph-rsid="004c8c87" fo:background-color="transparent"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Bitstream Vera Sans Mono" fo:font-size="12pt" style:text-underline-style="none" fo:font-weight="bold" officeooo:rsid="005519e8" officeooo:paragraph-rsid="005519e8" fo:background-color="transparent" style:font-size-asian="12pt" style:font-weight-asian="bold" style:font-size-complex="12pt" style:font-weight-complex="bold"/>
    </style:style>
    <style:style style:name="P103" style:family="paragraph" style:parent-style-name="Standard">
      <style:paragraph-properties fo:text-align="start" style:justify-single-word="false"/>
      <style:text-properties style:font-name="Bitstream Vera Sans Mono" fo:font-size="12pt" style:text-underline-style="none" fo:font-weight="bold" officeooo:rsid="005519e8" officeooo:paragraph-rsid="0056f793" fo:background-color="transparent" style:font-size-asian="12pt" style:font-weight-asian="bold" style:font-size-complex="12pt" style:font-weight-complex="bold"/>
    </style:style>
    <style:style style:name="P104" style:family="paragraph" style:parent-style-name="Standard">
      <style:paragraph-properties fo:text-align="start" style:justify-single-word="false"/>
      <style:text-properties style:font-name="Bitstream Vera Sans Mono" fo:font-size="12pt" style:text-underline-style="none" fo:font-weight="bold" officeooo:rsid="005519e8" officeooo:paragraph-rsid="005519e8" fo:background-color="transparent"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Bitstream Vera Sans Mono" fo:font-size="12pt" style:text-underline-style="none" fo:font-weight="bold" officeooo:rsid="00518d25" officeooo:paragraph-rsid="0057464f" fo:background-color="transparent" style:font-size-asian="12pt" style:font-weight-asian="bold" style:font-size-complex="12pt" style:font-weight-complex="bold"/>
    </style:style>
    <style:style style:name="P106"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107"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108"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109" style:family="paragraph" style:parent-style-name="Standard">
      <style:paragraph-properties fo:text-align="justify" style:justify-single-word="false"/>
      <style:text-properties style:font-name="Bitstream Vera Sans Mono" fo:font-size="12pt" style:text-underline-style="none" fo:font-weight="bold" officeooo:rsid="00509827" officeooo:paragraph-rsid="00509827" fo:background-color="transparent" style:font-size-asian="10.5pt" style:font-weight-asian="bold" style:font-size-complex="12pt" style:font-weight-complex="bold"/>
    </style:style>
    <style:style style:name="P110"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font-name="Bitstream Vera Sans Mono" fo:font-size="12pt" fo:font-style="normal" style:text-underline-style="none" fo:font-weight="bold" officeooo:rsid="00534bba" officeooo:paragraph-rsid="00534bba" fo:background-color="transparent" style:font-size-asian="12pt" style:font-style-asian="normal" style:font-weight-asian="bold" style:font-size-complex="12pt" style:font-style-complex="normal" style:font-weight-complex="bold"/>
    </style:style>
    <style:style style:name="P112" style:family="paragraph" style:parent-style-name="Standard">
      <style:paragraph-properties fo:text-align="justify"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Bitstream Vera Sans Mono" fo:font-size="12pt" fo:font-style="normal" style:text-underline-style="none" fo:font-weight="normal" officeooo:rsid="00534bba" officeooo:paragraph-rsid="00534bba"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117"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18"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19" style:family="paragraph" style:parent-style-name="Standard">
      <style:paragraph-properties fo:text-align="justify" style:justify-single-word="false"/>
      <style:text-properties style:font-name="Bitstream Vera Sans Mono" fo:font-size="10pt" style:text-underline-style="none" fo:font-weight="normal" officeooo:rsid="00494a86" officeooo:paragraph-rsid="00494a86" fo:background-color="#b4c7dc" style:font-size-asian="10pt" style:font-weight-asian="normal" style:font-size-complex="10pt" style:font-weight-complex="normal"/>
    </style:style>
    <style:style style:name="P120" style:family="paragraph" style:parent-style-name="Standard">
      <style:paragraph-properties fo:text-align="justify" style:justify-single-word="false"/>
      <style:text-properties style:font-name="Bitstream Vera Sans Mono" fo:font-size="10pt" style:text-underline-style="none" fo:font-weight="normal" officeooo:rsid="004c8bf6" officeooo:paragraph-rsid="004c8bf6" fo:background-color="#b4c7dc" style:font-size-asian="10pt" style:font-weight-asian="normal" style:font-size-complex="10pt" style:font-weight-complex="normal"/>
    </style:style>
    <style:style style:name="P121" style:family="paragraph" style:parent-style-name="Standard">
      <style:paragraph-properties fo:text-align="justify" style:justify-single-word="false"/>
      <style:text-properties style:font-name="Bitstream Vera Sans Mono" fo:font-size="10pt" style:text-underline-style="none" fo:font-weight="normal" officeooo:rsid="004c8c87" officeooo:paragraph-rsid="004c8c87" fo:background-color="#b4c7dc" style:font-size-asian="10pt" style:font-weight-asian="normal" style:font-size-complex="10pt" style:font-weight-complex="normal"/>
    </style:style>
    <style:style style:name="P122" style:family="paragraph" style:parent-style-name="Standard">
      <style:paragraph-properties fo:text-align="justify" style:justify-single-word="false"/>
      <style:text-properties style:font-name="Bitstream Vera Sans Mono" fo:font-size="10pt" style:text-underline-style="none" fo:font-weight="normal" officeooo:rsid="004fa3f3" officeooo:paragraph-rsid="004fa3f3" fo:background-color="#b4c7dc"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style:font-name="Bitstream Vera Sans Mono" fo:font-size="10pt" style:text-underline-style="none" fo:font-weight="normal" officeooo:rsid="0057464f" officeooo:paragraph-rsid="0057464f" fo:background-color="#b4c7dc"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style:font-name="Bitstream Vera Sans Mono" fo:font-size="10pt" style:text-underline-style="none" fo:font-weight="normal" officeooo:rsid="0057464f" officeooo:paragraph-rsid="00576053" fo:background-color="#b4c7dc"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126" style:family="paragraph" style:parent-style-name="Standard">
      <style:paragraph-properties fo:text-align="justify" style:justify-single-word="false"/>
      <style:text-properties style:font-name="Bitstream Vera Sans Mono" fo:font-size="10pt" style:text-underline-style="none" fo:font-weight="bold" officeooo:rsid="004c8bf6" officeooo:paragraph-rsid="004c8bf6" fo:background-color="#b4c7dc" style:font-size-asian="10pt" style:font-weight-asian="bold" style:font-size-complex="10pt" style:font-weight-complex="bold"/>
    </style:style>
    <style:style style:name="P127" style:family="paragraph" style:parent-style-name="Standard">
      <style:paragraph-properties fo:text-align="justify" style:justify-single-word="false"/>
      <style:text-properties style:font-name="Bitstream Vera Sans Mono" fo:font-size="10pt" style:text-underline-style="none" fo:font-weight="bold" officeooo:rsid="004c8c87" officeooo:paragraph-rsid="004c8c87" fo:background-color="#b4c7dc" style:font-size-asian="10pt" style:font-weight-asian="bold" style:font-size-complex="10pt" style:font-weight-complex="bold"/>
    </style:style>
    <style:style style:name="P128" style:family="paragraph" style:parent-style-name="Standard">
      <style:paragraph-properties fo:text-align="start" style:justify-single-word="false"/>
      <style:text-properties style:font-name="Bitstream Vera Sans Mono" fo:font-size="10pt" fo:font-style="normal" style:text-underline-style="none" fo:font-weight="normal" officeooo:rsid="00534bba" officeooo:paragraph-rsid="00534bba" fo:background-color="#b4c7dc"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Bitstream Vera Sans Mono" fo:font-size="9pt" style:text-underline-style="none" fo:font-weight="normal" officeooo:rsid="005519e8" officeooo:paragraph-rsid="005519e8" fo:background-color="transparent" style:font-size-asian="9pt" style:font-weight-asian="normal" style:font-size-complex="9pt" style:font-weight-complex="normal"/>
    </style:style>
    <style:style style:name="P130" style:family="paragraph" style:parent-style-name="Standard">
      <style:paragraph-properties fo:text-align="start" style:justify-single-word="false"/>
      <style:text-properties style:font-name="Bitstream Vera Sans Mono" fo:font-size="9pt" style:text-underline-style="none" fo:font-weight="normal" officeooo:rsid="005519e8" officeooo:paragraph-rsid="0056f793" fo:background-color="transparent" style:font-size-asian="9pt" style:font-weight-asian="normal" style:font-size-complex="9pt" style:font-weight-complex="normal"/>
    </style:style>
    <style:style style:name="P131" style:family="paragraph" style:parent-style-name="Standard">
      <style:paragraph-properties fo:text-align="start"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32" style:family="paragraph" style:parent-style-name="Standard">
      <style:paragraph-properties fo:text-align="justify" style:justify-single-word="false"/>
      <style:text-properties style:font-name="Bitstream Vera Sans Mono" fo:font-size="9pt" style:text-underline-style="none" fo:font-weight="normal" officeooo:rsid="00518d25" officeooo:paragraph-rsid="00518d25" fo:background-color="#b4c7dc" style:font-size-asian="9pt" style:font-weight-asian="normal" style:font-size-complex="9pt" style:font-weight-complex="normal"/>
    </style:style>
    <style:style style:name="P133" style:family="paragraph" style:parent-style-name="Standard">
      <style:paragraph-properties fo:text-align="start" style:justify-single-word="false"/>
      <style:text-properties style:font-name="Bitstream Vera Sans Mono" fo:font-size="9pt" style:text-underline-style="none" fo:font-weight="bold" officeooo:rsid="00518d25" officeooo:paragraph-rsid="00518d25" fo:background-color="#b4c7dc" style:font-size-asian="9pt" style:font-weight-asian="bold" style:font-size-complex="9pt" style:font-weight-complex="bold"/>
    </style:style>
    <style:style style:name="P134" style:family="paragraph" style:parent-style-name="Standard">
      <style:paragraph-properties fo:text-align="start" style:justify-single-word="false"/>
      <style:text-properties style:font-name="Bitstream Vera Sans Mono" fo:font-size="9pt" style:text-underline-style="none" fo:font-weight="bold" officeooo:rsid="00518d25" officeooo:paragraph-rsid="0057464f" fo:background-color="#b4c7dc" style:font-size-asian="9pt" style:font-weight-asian="bold" style:font-size-complex="9pt" style:font-weight-complex="bold"/>
    </style:style>
    <style:style style:name="P13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137" style:family="paragraph" style:parent-style-name="Standard">
      <style:paragraph-properties fo:text-align="start" style:justify-single-word="false"/>
      <style:text-properties officeooo:paragraph-rsid="003633ad"/>
    </style:style>
    <style:style style:name="P138"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139"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140"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41"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509827" style:font-size-asian="16pt" style:font-weight-asian="bold" style:font-size-complex="16pt" style:font-weight-complex="bold"/>
    </style:style>
    <style:style style:name="P142"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143"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144"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145"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146"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147"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148"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49"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50"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51"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52"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5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5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5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56"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57"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58"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59"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18d25" officeooo:paragraph-rsid="00518d25" fo:background-color="#ff8000" style:font-size-asian="12pt" style:font-weight-asian="bold" style:font-size-complex="12pt" style:font-weight-complex="bold"/>
    </style:style>
    <style:style style:name="P160"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34bba" officeooo:paragraph-rsid="00534bba" fo:background-color="#ff8000" style:font-size-asian="12pt" style:font-weight-asian="bold" style:font-size-complex="12pt" style:font-weight-complex="bold"/>
    </style:style>
    <style:style style:name="P161" style:family="paragraph" style:parent-style-name="Standard" style:list-style-name="L5">
      <style:paragraph-properties fo:text-align="justify" style:justify-single-word="false"/>
      <style:text-properties style:font-name="Bitstream Vera Sans Mono" fo:font-size="12pt" style:text-underline-style="solid" style:text-underline-width="auto" style:text-underline-color="font-color" fo:font-weight="bold" officeooo:rsid="005519e8" officeooo:paragraph-rsid="005519e8" fo:background-color="#ff8000" style:font-size-asian="12pt" style:font-weight-asian="bold" style:font-size-complex="12pt" style:font-weight-complex="bold"/>
    </style:style>
    <style:style style:name="P162" style:family="paragraph" style:parent-style-name="Standard" style:list-style-name="L5">
      <style:paragraph-properties fo:text-align="start" style:justify-single-word="false"/>
      <style:text-properties style:font-name="Bitstream Vera Sans Mono" fo:font-size="12pt" style:text-underline-style="solid" style:text-underline-width="auto" style:text-underline-color="font-color" fo:font-weight="bold" officeooo:rsid="00572ddc" officeooo:paragraph-rsid="00572ddc" fo:background-color="#ff8000" style:font-size-asian="12pt" style:font-weight-asian="bold" style:font-size-complex="12pt" style:font-weight-complex="bold"/>
    </style:style>
    <style:style style:name="P163" style:family="paragraph" style:parent-style-name="Standard" style:list-style-name="L5">
      <style:paragraph-properties fo:text-align="start" style:justify-single-word="false"/>
      <style:text-properties style:font-name="Bitstream Vera Sans Mono" fo:font-size="12pt" style:text-underline-style="solid" style:text-underline-width="auto" style:text-underline-color="font-color" fo:font-weight="bold" officeooo:rsid="0057464f" officeooo:paragraph-rsid="0057464f" fo:background-color="#ff8000" style:font-size-asian="12pt" style:font-weight-asian="bold" style:font-size-complex="12pt" style:font-weight-complex="bold"/>
    </style:style>
    <style:style style:name="P16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6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6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67"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68"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69"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70"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7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72"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73"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74"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75"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76"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fa3f3" officeooo:paragraph-rsid="004fa3f3" fo:background-color="#ff8000" style:font-size-asian="10.5pt" style:font-weight-asian="bold" style:font-size-complex="12pt" style:font-weight-complex="bold"/>
    </style:style>
    <style:style style:name="P177" style:family="paragraph" style:parent-style-name="Standard">
      <style:paragraph-properties fo:text-align="start" style:justify-single-word="false"/>
      <style:text-properties style:font-name="Bitstream Vera Sans Mono" fo:font-size="12pt" style:text-underline-style="none" fo:font-weight="normal" officeooo:rsid="0057464f" officeooo:paragraph-rsid="00576053" fo:background-color="transparent" style:font-size-asian="12pt" style:font-weight-asian="normal" style:font-size-complex="12pt" style:font-weight-complex="normal"/>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style:font-name="Bitstream Vera Sans Mono" fo:font-weight="bold" officeooo:rsid="00132efb" fo:background-color="#ff8000" loext:char-shading-value="0" style:font-weight-asian="bold" style:font-weight-complex="bold"/>
    </style:style>
    <style:style style:name="T10" style:family="text">
      <style:text-properties officeooo:rsid="0014639a"/>
    </style:style>
    <style:style style:name="T11" style:family="text">
      <style:text-properties fo:font-weight="bold" style:font-weight-asian="bold" style:font-weight-complex="bold"/>
    </style:style>
    <style:style style:name="T12" style:family="text">
      <style:text-properties fo:font-weight="bold" officeooo:rsid="0017dbd7" style:font-weight-asian="bold" style:font-weight-complex="bold"/>
    </style:style>
    <style:style style:name="T13" style:family="text">
      <style:text-properties fo:font-weight="bold" officeooo:rsid="00201fad" style:font-weight-asian="bold" style:font-weight-complex="bold"/>
    </style:style>
    <style:style style:name="T14" style:family="text">
      <style:text-properties fo:font-weight="bold" officeooo:rsid="0023be0d" style:font-weight-asian="bold" style:font-weight-complex="bold"/>
    </style:style>
    <style:style style:name="T15" style:family="text">
      <style:text-properties fo:font-weight="bold" officeooo:rsid="003633ad" style:font-weight-asian="bold" style:font-weight-complex="bold"/>
    </style:style>
    <style:style style:name="T16" style:family="text">
      <style:text-properties fo:font-weight="bold" officeooo:rsid="0034d860" style:font-weight-asian="bold" style:font-weight-complex="bold"/>
    </style:style>
    <style:style style:name="T17" style:family="text">
      <style:text-properties fo:font-weight="bold" officeooo:rsid="00381b9c" style:font-weight-asian="bold" style:font-weight-complex="bold"/>
    </style:style>
    <style:style style:name="T18" style:family="text">
      <style:text-properties fo:font-weight="bold" fo:background-color="#b4c7dc" loext:char-shading-value="0" style:font-weight-asian="bold" style:font-weight-complex="bold"/>
    </style:style>
    <style:style style:name="T19" style:family="text">
      <style:text-properties fo:font-weight="bold" officeooo:rsid="00132efb" fo:background-color="#b4c7dc" loext:char-shading-value="0" style:font-weight-asian="bold" style:font-weight-complex="bold"/>
    </style:style>
    <style:style style:name="T20" style:family="text">
      <style:text-properties fo:font-weight="bold" officeooo:rsid="00201fad" fo:background-color="#b4c7dc" loext:char-shading-value="0" style:font-weight-asian="bold" style:font-weight-complex="bold"/>
    </style:style>
    <style:style style:name="T21" style:family="text">
      <style:text-properties officeooo:rsid="0015cb75"/>
    </style:style>
    <style:style style:name="T22" style:family="text">
      <style:text-properties officeooo:rsid="001777a3"/>
    </style:style>
    <style:style style:name="T23" style:family="text">
      <style:text-properties officeooo:rsid="00178472"/>
    </style:style>
    <style:style style:name="T24" style:family="text">
      <style:text-properties fo:font-weight="normal" fo:background-color="#b4c7dc" loext:char-shading-value="0" style:font-weight-asian="normal" style:font-weight-complex="normal"/>
    </style:style>
    <style:style style:name="T25" style:family="text">
      <style:text-properties fo:font-weight="normal" officeooo:rsid="00132efb" fo:background-color="#b4c7dc" loext:char-shading-value="0" style:font-weight-asian="normal" style:font-weight-complex="normal"/>
    </style:style>
    <style:style style:name="T26" style:family="text">
      <style:text-properties fo:font-weight="normal" fo:background-color="transparent" loext:char-shading-value="0" style:font-weight-asian="normal" style:font-weight-complex="normal"/>
    </style:style>
    <style:style style:name="T27" style:family="text">
      <style:text-properties fo:font-weight="normal" officeooo:rsid="0017dbd7" fo:background-color="transparent" loext:char-shading-value="0" style:font-weight-asian="normal" style:font-weight-complex="normal"/>
    </style:style>
    <style:style style:name="T28" style:family="text">
      <style:text-properties fo:font-weight="normal" officeooo:rsid="00178472" fo:background-color="transparent"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fo:background-color="#b4c7dc" loext:char-shading-value="0"/>
    </style:style>
    <style:style style:name="T31" style:family="text">
      <style:text-properties officeooo:rsid="001a8e90" fo:background-color="#b4c7dc" loext:char-shading-value="0"/>
    </style:style>
    <style:style style:name="T32" style:family="text">
      <style:text-properties officeooo:rsid="001f19ac" fo:background-color="#b4c7dc" loext:char-shading-value="0"/>
    </style:style>
    <style:style style:name="T33" style:family="text">
      <style:text-properties fo:font-style="normal" style:font-style-asian="normal" style:font-style-complex="normal"/>
    </style:style>
    <style:style style:name="T34" style:family="text">
      <style:text-properties officeooo:rsid="0017dbd7"/>
    </style:style>
    <style:style style:name="T35" style:family="text">
      <style:text-properties officeooo:rsid="00191c00"/>
    </style:style>
    <style:style style:name="T36" style:family="text">
      <style:text-properties officeooo:rsid="001a8e90"/>
    </style:style>
    <style:style style:name="T37" style:family="text">
      <style:text-properties officeooo:rsid="001be5ed"/>
    </style:style>
    <style:style style:name="T38" style:family="text">
      <style:text-properties officeooo:rsid="001f19ac"/>
    </style:style>
    <style:style style:name="T39" style:family="text">
      <style:text-properties officeooo:rsid="00201fad"/>
    </style:style>
    <style:style style:name="T40" style:family="text">
      <style:text-properties officeooo:rsid="002139fe"/>
    </style:style>
    <style:style style:name="T41" style:family="text">
      <style:text-properties officeooo:rsid="0022d93e"/>
    </style:style>
    <style:style style:name="T42" style:family="text">
      <style:text-properties officeooo:rsid="0023be0d"/>
    </style:style>
    <style:style style:name="T43" style:family="text">
      <style:text-properties officeooo:rsid="0028438d"/>
    </style:style>
    <style:style style:name="T44" style:family="text">
      <style:text-properties officeooo:rsid="002a26e2"/>
    </style:style>
    <style:style style:name="T45" style:family="text">
      <style:text-properties officeooo:rsid="002bd49c"/>
    </style:style>
    <style:style style:name="T46" style:family="text">
      <style:text-properties officeooo:rsid="00336fa6"/>
    </style:style>
    <style:style style:name="T47" style:family="text">
      <style:text-properties officeooo:rsid="0034d860"/>
    </style:style>
    <style:style style:name="T48" style:family="text">
      <style:text-properties officeooo:rsid="003633ad"/>
    </style:style>
    <style:style style:name="T49" style:family="text">
      <style:text-properties officeooo:rsid="00395402"/>
    </style:style>
    <style:style style:name="T50" style:family="text">
      <style:text-properties officeooo:rsid="003a8e4e"/>
    </style:style>
    <style:style style:name="T51" style:family="text">
      <style:text-properties officeooo:rsid="003cc220"/>
    </style:style>
    <style:style style:name="T52" style:family="text">
      <style:text-properties officeooo:rsid="004a0b80"/>
    </style:style>
    <style:style style:name="T53" style:family="text">
      <style:text-properties officeooo:rsid="004afec9"/>
    </style:style>
    <style:style style:name="T54" style:family="text">
      <style:text-properties fo:font-size="10pt" fo:font-weight="bold" style:font-size-asian="10pt" style:font-weight-asian="bold" style:font-size-complex="10pt" style:font-weight-complex="bold"/>
    </style:style>
    <style:style style:name="T55" style:family="text">
      <style:text-properties officeooo:rsid="0056f7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136"><text:span text:style-name="T3">O </text:span><text:span text:style-name="T1">guia estelar de HTML</text:span></text:p>
      <text:p text:style-name="P135"><text:span text:style-name="T2">C</text:span><text:span text:style-name="T1">onceitos</text:span></text:p>
      <text:list xml:id="list2597666462" text:style-name="L1">
        <text:list-item>
          <text:p text:style-name="P142">Abertura</text:p>
        </text:list-item>
      </text:list>
      <text:p text:style-name="P2">O que vamos Estudar?</text:p>
      <text:p text:style-name="P2"><text:span text:style-name="T10">O</text:span> que é o HTML, conceitos essenciais, tags, atributos, alinhamentos, hierarquia de tags, elementos , links, navegação entre diretórios etc.</text:p>
      <text:p text:style-name="P2"/>
      <text:list xml:id="list235738870763822" text:continue-numbering="true" text:style-name="L1">
        <text:list-item>
          <text:p text:style-name="P142">Instalando plugin de preview HTML:</text:p>
        </text:list-item>
      </text:list>
      <text:p text:style-name="P2">- <text:span text:style-name="T10">No VS Code:</text:span></text:p>
      <text:p text:style-name="P2"><text:span text:style-name="T10">- C</text:span>lique em "extençoes";</text:p>
      <text:p text:style-name="P2">- Na caixa "search extensions..", digite "HTML preview";</text:p>
      <text:p text:style-name="P2">- Clique na primeira opção e instale;</text:p>
      <text:p text:style-name="P2"/>
      <text:list xml:id="list235740281668531" text:continue-numbering="true" text:style-name="L1">
        <text:list-item>
          <text:p text:style-name="P143">O que é HTML?</text:p>
        </text:list-item>
      </text:list>
      <text:p text:style-name="P2">- Hypertext Markup Language</text:p>
      <text:p text:style-name="P9">- Não é uma linguagem, mas um jeito de escrever.</text:p>
      <text:p text:style-name="P9"/>
      <text:list xml:id="list235739848645963" text:continue-numbering="true" text:style-name="L1">
        <text:list-item>
          <text:p text:style-name="P143">Comentários</text:p>
        </text:list-item>
      </text:list>
      <text:p text:style-name="P2">Para inserir comentários basta digitar: "&lt;!-- --&gt;" e digitar o seu comentário entre os traços, como no exemplo abaixo.</text:p>
      <text:p text:style-name="P29">&lt;!--</text:p>
      <text:p text:style-name="P29"><text:s text:c="4"/>Aqui vi<text:span text:style-name="T21">rá</text:span> comentário qualquer....</text:p>
      <text:p text:style-name="P29"><text:s text:c="4"/>Hypertext Markup Language</text:p>
      <text:p text:style-name="P29"><text:s text:c="4"/>HT = hypertext: hiper texto</text:p>
      <text:p text:style-name="P29"><text:s text:c="4"/>M = mark</text:p>
      <text:p text:style-name="P17">--<text:span text:style-name="T21">&gt;</text:span></text:p>
      <text:p text:style-name="P26"/>
      <text:list xml:id="list235740010549017" text:continue-numbering="true" text:style-name="L1">
        <text:list-item>
          <text:p text:style-name="P144">Anatomia das Tags</text:p>
        </text:list-item>
      </text:list>
      <text:p text:style-name="P3">Abertura de tag: "&lt; nome da tag &gt;" (tudo junto), <text:span text:style-name="T21">Ex.: &lt;h1&gt;</text:span></text:p>
      <text:p text:style-name="P3">Fechamento de tag: "&lt;/ nome da tag &gt;" (tudo junto) &lt;/<text:span text:style-name="T21">h1</text:span>&gt;</text:p>
      <text:p text:style-name="P3">Conteúdo: o que está dentro da tag</text:p>
      <text:p text:style-name="P3">Elementos: a tag + seu conteúdo, exemplo:</text:p>
      <text:p text:style-name="P16">&lt;h<text:span text:style-name="T21">1</text:span>&gt;</text:p>
      <text:p text:style-name="P16"><text:tab/>O título</text:p>
      <text:p text:style-name="P16">&lt;/h<text:span text:style-name="T21">1</text:span>&gt;</text:p>
      <text:p text:style-name="P3"/>
      <text:p text:style-name="P3">Elementos vazios:</text:p>
      <text:p text:style-name="P3"><text:s text:c="4"/><text:span text:style-name="T24">&lt;img src="" alt=""&gt;</text:span></text:p>
      <text:p text:style-name="P16"><text:s text:c="4"/>&lt;input type="text"&gt;</text:p>
      <text:p text:style-name="P27"/>
      <text:list xml:id="list235740808179588" text:continue-numbering="true" text:style-name="L1">
        <text:list-item>
          <text:p text:style-name="P144">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2">disabled</text:span>&gt;</text:p>
      <text:p text:style-name="P3"/>
      <text:p text:style-name="P3"><text:soft-page-break/>Aspas:</text:p>
      <text:p text:style-name="P3"><text:s text:c="4"/>- omissão, simples e duplas. </text:p>
      <text:p text:style-name="P3"><text:s text:c="4"/>- usar sempre aspas duplas.</text:p>
      <text:p text:style-name="P27"/>
      <text:list xml:id="list235739521035863" text:continue-numbering="true" text:style-name="L1">
        <text:list-item>
          <text:p text:style-name="P145">Atributos Globais</text:p>
        </text:list-item>
      </text:list>
      <text:p text:style-name="P4"><text:span text:style-name="T38">São aplicados a todas a tags. </text:span>Atributos globais mais utilizados:</text:p>
      <text:p text:style-name="P4">- class, contenteditable, data-*, hidden, id, style, tabindex, title.</text:p>
      <text:p text:style-name="P4"/>
      <text:p text:style-name="P43"><text:span text:style-name="T25">&lt;div </text:span><text:span text:style-name="T19">class=”classificação”</text:span><text:span text:style-name="T25">&gt; &lt;/div&gt;</text:span> – usada para classificar todo o conteúdo, aplicar estilo CSS e para acessar no JavaScript;</text:p>
      <text:p text:style-name="P43"/>
      <text:p text:style-name="P43"><text:span text:style-name="T30">&lt;div </text:span><text:span text:style-name="T24">class=”classificação”</text:span><text:span text:style-name="T18"> contenteditable=”true”</text:span><text:span text:style-name="T30">&gt; &lt;/div&gt;</text:span> – recebe ou true ou false, faz com que o conteúdo desta tag seja editado na página do seu navegador, porém quando salvar a página a modificação é perdida.</text:p>
      <text:p text:style-name="P43"/>
      <text:p text:style-name="P43"><text:span text:style-name="T30">&lt;div </text:span><text:span text:style-name="T24">class=”classificação”</text:span><text:span text:style-name="T18"> data-</text:span><text:span text:style-name="T24">id</text:span><text:span text:style-name="T30">&gt; &lt;/div&gt;</text:span> – Usado no JavaScript. O nome após “data” pode ser qualquer nome, desde que esteja junto, com hífen, mas nunca separado por espaço.</text:p>
      <text:p text:style-name="P43"/>
      <text:p text:style-name="P43"><text:span text:style-name="T30">&lt;div </text:span><text:span text:style-name="T24">class=”classificação”</text:span><text:span text:style-name="T18"> hidden</text:span><text:span text:style-name="T30">&gt; &lt;/div&gt;</text:span> – Esconde uma tag.</text:p>
      <text:p text:style-name="P43"/>
      <text:p text:style-name="P44"><text:span text:style-name="T30">&lt;div </text:span><text:span text:style-name="T24">class=”classificação”</text:span><text:span text:style-name="T18"> </text:span><text:span text:style-name="T24">data-</text:span><text:span text:style-name="T18">id</text:span><text:span text:style-name="T20">=”” id=”name”</text:span><text:span text:style-name="T30">&gt; &lt;/div&gt;</text:span> – <text:span text:style-name="T39">Pode ser usado um por página. Não se recomenda usar o mesmo “</text:span><text:span text:style-name="T13">id</text:span><text:span text:style-name="T39">” na mesma página, pois pode apresentar bugs na hora de usar o </text:span><text:span text:style-name="T13">JavaScript</text:span><text:span text:style-name="T39">. Se caso for colocar em outra tag na mesma página, usar um nome diferentes para cada “</text:span><text:span text:style-name="T13">id</text:span><text:span text:style-name="T39">”. Se for repetir nome, usar a “</text:span><text:span text:style-name="T13">class</text:span><text:span text:style-name="T39">”.</text:span></text:p>
      <text:p text:style-name="P44"/>
      <text:p text:style-name="P44"><text:span text:style-name="T30">&lt;div </text:span><text:span text:style-name="T24">class=”classificação”</text:span><text:span text:style-name="T18"> </text:span><text:span text:style-name="T20">style=”color: red”</text:span><text:span text:style-name="T30">&gt; &lt;/div&gt;</text:span> – <text:span text:style-name="T39">Usada para aplicar estilização no html. Não é tão usado, pois a estilização da página é feita no CSS.</text:span></text:p>
      <text:p text:style-name="P43"/>
      <text:p text:style-name="P8"><text:span text:style-name="T32">&lt;div </text:span><text:span text:style-name="T20">tabindex=”1”</text:span><text:span text:style-name="T32">&gt; &lt;/div&gt;</text:span><text:span text:style-name="T38"> – É</text:span> usado para realizar a navegação com a tecla TAB <text:span text:style-name="T39">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2">&lt;div title</text:span><text:span text:style-name="T20">=”definir um título”</text:span><text:span text:style-name="T32">&gt; &lt;/div&gt;</text:span><text:span text:style-name="T38"> – </text:span>definir um título.</text:p>
      <text:p text:style-name="P8"/>
      <text:p text:style-name="P4"><text:soft-page-break/><text:s text:c="4"/><text:span text:style-name="T24">&lt;div title="Definir um título"&gt;</text:span></text:p>
      <text:p text:style-name="P15"><text:s text:c="8"/>título</text:p>
      <text:p text:style-name="P15"><text:s text:c="4"/>&lt;/div&gt;</text:p>
      <text:p text:style-name="P10"/>
      <text:p text:style-name="P11"><text:span text:style-name="T39">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235740687106054" text:continue-numbering="true" text:style-name="L1">
        <text:list-item>
          <text:p text:style-name="P146">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4">&lt;p&gt;&lt;/p&gt;</text:span> - para esc<text:span text:style-name="T34">r</text:span>ever um parágrafo;</text:p>
      <text:p text:style-name="P28"><text:span text:style-name="T24">&lt;em&gt;&lt;/em&gt;</text:span> - para dar ênfase ao conteúdo, neste caso, coloca o conteúdo em itálico.</text:p>
      <text:p text:style-name="P31"><text:span text:style-name="T30">&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3">escrever</text:span>&lt;/em&gt; um parágrafo</text:p>
      <text:p text:style-name="P14"><text:tab/>&lt;/p&gt;</text:p>
      <text:p text:style-name="P19">&lt;/div&gt;</text:p>
      <text:p text:style-name="P21"/>
      <text:p text:style-name="P21"><text:span text:style-name="T12">Hierarquia</text:span><text:span text:style-name="T34"> – n</text:span>o exemplo acima a tag &lt;p&gt;&lt;/p&gt; pertence a tag &lt;div&gt;&lt;/div&gt;, ou seja, a tag &lt;p&gt;&lt;/p&gt; é filha da tag &lt;div&gt;&lt;/div&gt;. Enquanto que a tag &lt;em&gt;&lt;/em&gt; pertence a tag &lt;p&gt;&lt;/p&gt; e a tag &lt;div&gt;&lt;/div&gt;</text:p>
      <text:p text:style-name="P22">O <text:span text:style-name="T11">fluxo</text:span> significa que cada tag é lida na sua ordem de aparição na página.</text:p>
      <text:p text:style-name="P22"><text:span text:style-name="T11">Posicionamento dos elementos</text:span> – algumas tags não irão quebrar a linha, mas manter o alinhamento como no caso da tag <text:span text:style-name="T23">&lt;</text:span>em<text:span text:style-name="T23">&gt;&lt;/</text:span>em<text:span text:style-name="T23">&gt;. </text:span>Já outras tag’s vão quebrar linha, como o caso da tag <text:span text:style-name="T23">&lt;p&gt;&lt;/p&gt;.</text:span></text:p>
      <text:p text:style-name="P13"/>
      <text:list xml:id="list235740325563884" text:continue-numbering="true" text:style-name="L1">
        <text:list-item>
          <text:p text:style-name="P147">Praticando</text:p>
        </text:list-item>
      </text:list>
      <text:p text:style-name="P6">Vamos praticar:</text:p>
      <text:p text:style-name="P6">Escrever 2 parágrafos, dando ênfase e importância para algumas palavras, e adicione um link de saiba mais.</text:p>
      <text:p text:style-name="P6">- use a tag <text:span text:style-name="T28">&lt;</text:span><text:span text:style-name="T27">em</text:span><text:span text:style-name="T28">&gt;&lt;/</text:span><text:span text:style-name="T27">em</text:span><text:span text:style-name="T28">&gt;</text:span> para ênfase;</text:p>
      <text:p text:style-name="P6">- use a tag <text:span text:style-name="T28">&lt;</text:span><text:span text:style-name="T26">strong</text:span><text:span text:style-name="T28">&gt;&lt;/</text:span><text:span text:style-name="T26">strong</text:span><text:span text:style-name="T28">&gt; </text:span>para importância;</text:p>
      <text:p text:style-name="P12">- o link pode levar para o google.</text:p>
      <text:p text:style-name="P12"/>
      <text:p text:style-name="P18">&lt;!DOCTYPE <text:span text:style-name="T36">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235739550433718" text:continue-numbering="true" text:style-name="L1">
        <text:list-item>
          <text:p text:style-name="P148">Caracteres Reservados</text:p>
        </text:list-item>
      </text:list>
      <text:p text:style-name="P7">Conteúdo do texto e caracteres reservados.</text:p>
      <text:p text:style-name="P7"><text:span text:style-name="T30">&lt;br&gt;</text:span> <text:span text:style-name="T27">–</text:span> tag usada para quebrar linha;</text:p>
      <text:p text:style-name="P7"><text:span text:style-name="T30">&amp;nbsp;</text:span> <text:span text:style-name="T27">–</text:span> tag usada para dar espaço;</text:p>
      <text:p text:style-name="P7"><text:span text:style-name="T30">&amp;lt;</text:span> <text:span text:style-name="T27">–</text:span> para inserir o sinal de menor que <text:span text:style-name="T35">&lt;</text:span>;</text:p>
      <text:p text:style-name="P7"><text:span text:style-name="T30">&amp;gt;</text:span> <text:span text:style-name="T27">–</text:span> para inserir o sinal de maior que <text:span text:style-name="T35">&gt;</text:span>;</text:p>
      <text:p text:style-name="P7"><text:span text:style-name="T30">&amp;amp;</text:span> <text:span text:style-name="T27">–</text:span> para colocar o &amp;;</text:p>
      <text:p text:style-name="P7"><text:span text:style-name="T30">&amp;quot;</text:span> <text:span text:style-name="T27">–</text:span> Para colocar aspas <text:span text:style-name="T35">duplas</text:span> “”;</text:p>
      <text:p text:style-name="P24"><text:span text:style-name="T30">&amp;apos;</text:span> <text:span text:style-name="T34">–</text:span> aspa<text:span text:style-name="T35">s</text:span> simples '';</text:p>
      <text:p text:style-name="P23"/>
      <text:list xml:id="list235740778335734" text:continue-numbering="true" text:style-name="L1">
        <text:list-item>
          <text:p text:style-name="P148">Anatomia de um documento HTML</text:p>
        </text:list-item>
      </text:list>
      <text:p text:style-name="P1"><text:span text:style-name="T30">&lt;!DOCTYPE html&gt;</text:span> - <text:span text:style-name="T36">para os navegadores identificarem que estamos trabalhando com um arquivo html.</text:span></text:p>
      <text:p text:style-name="P1"><text:span text:style-name="T30">&lt;html&gt;&lt;/html&gt;</text:span> - <text:span text:style-name="T36">raiz da página html, composto por </text:span>&lt;<text:span text:style-name="T36">head</text:span>&gt;&lt;/<text:span text:style-name="T36">head</text:span>&gt; <text:span text:style-name="T36">e </text:span>&lt;<text:span text:style-name="T36">body</text:span>&gt;&lt;/<text:span text:style-name="T36">body</text:span>&gt;.</text:p>
      <text:p text:style-name="P1"><text:span text:style-name="T30">&lt;html lang="en"&gt;&lt;/html&gt;</text:span> - <text:span text:style-name="T37">linguagem do documento.</text:span></text:p>
      <text:p text:style-name="P1"><text:span text:style-name="T30">&lt;</text:span><text:span text:style-name="T31">head</text:span><text:span text:style-name="T30">&gt;&lt;/</text:span><text:span text:style-name="T31">head</text:span><text:span text:style-name="T30">&gt;</text:span> - <text:span text:style-name="T37">cabeça da página e pode apresentar algumas configurações como </text:span><text:span text:style-name="T30">&lt;title&gt;&lt;/title&gt;</text:span> <text:span text:style-name="T36">que é o título da página.</text:span></text:p>
      <text:p text:style-name="P32"><text:span text:style-name="T30">&lt;meta&gt;</text:span> - Tipo específico de elementos que vai representar vários tipos de meta dados da página. ex.:</text:p>
      <text:p text:style-name="P1"><text:span text:style-name="T30">&lt;meta charset="UTF-8"&gt;</text:span> - <text:span text:style-name="T36">aceita a maior parte de caracteres possíveis.</text:span></text:p>
      <text:p text:style-name="P1"><text:span text:style-name="T30">&lt;meta name="viewport" content="width=device-width, initial-scale=1.0"&gt;</text:span> - <text:span text:style-name="T37">configurando uma página que é visível tanto em dispositivos móveis quanto em dispositivos desktop’s.</text:span></text:p>
      <text:p text:style-name="P1"><text:span text:style-name="T36">Todo o conteúdo do </text:span>&lt;<text:span text:style-name="T36">head</text:span>&gt;&lt;/<text:span text:style-name="T36">head</text:span>&gt; <text:span text:style-name="T36">não aparece na página para o usuário.</text:span></text:p>
      <text:p text:style-name="P1"><text:span text:style-name="T30">&lt;body&gt;&lt;/body&gt;</text:span> - <text:span text:style-name="T37">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235740268823362" text:continue-numbering="true" text:style-name="L1">
        <text:list-item>
          <text:p text:style-name="P149">Criando Projetos</text:p>
        </text:list-item>
      </text:list>
      <text:p text:style-name="P25"/>
      <text:p text:style-name="P138">Guias estelares</text:p>
      <text:p text:style-name="P35">O guia estelar de HTML</text:p>
      <text:p text:style-name="P39">Trabalhando com Elementos</text:p>
      <text:list xml:id="list2933636360" text:style-name="L2">
        <text:list-item>
          <text:p text:style-name="P150">Semântica</text:p>
        </text:list-item>
      </text:list>
      <text:p text:style-name="P49">Uma das principais funções do HTML é dar estruturação ao texto fazendo marcações. Para isto usamos elementos semânticos. Quanto melhor for a semântica do seu site, melhor <text:span text:style-name="T40">e</text:span>le é posicionado no ranking do Google.</text:p>
      <text:p text:style-name="P50">Um site com uma boa semântica também pode ser aplicado melhor na hora de usar o CSS e Java Script.</text:p>
      <text:list xml:id="list235740722700948" text:continue-numbering="true" text:style-name="L2">
        <text:list-item>
          <text:p text:style-name="P151">Títulos e parágrafos</text:p>
        </text:list-item>
      </text:list>
      <text:p text:style-name="P51">A tag ‘&lt;h&gt;&lt;/h&gt;’, usda para títulos. Temos do &lt;h1&gt;&lt;/h1&gt; ate o &lt;h6&gt;&lt;/h6&gt;, sendo o &lt;h6&gt;&lt;/h6&gt; o título principal da página e único da página e os demais subtítulos. <text:span text:style-name="T41">Não precisa ter mais de três tipos de </text:span>&lt;h&gt;&lt;/h&gt; <text:span text:style-name="T41">por página, c</text:span>aso precise é melhor criar outra página com aquele novo &lt;h&gt;&lt;/h&gt;.</text:p>
      <text:p text:style-name="P51"/>
      <text:p text:style-name="P88">&lt;!DOCTYPE HTML&gt;</text:p>
      <text:p text:style-name="P88">&lt;h1&gt;Lorem ipsum&lt;/h1&gt;</text:p>
      <text:p text:style-name="P88"/>
      <text:p text:style-name="P88">&lt;p&gt;Lorem ipsum dolor sit amet, consectetur adipiscing elit. Donec hendrerit volutpat est. Morbi cursus nisl dolor, non posuere felis mollis eget. Nam aliquam, sapien sit amet viverra dignissim, mi ante iaculis ipsum, sit amet feugiat augue risus vel est.&lt;/p&gt;</text:p>
      <text:p text:style-name="P88"/>
      <text:p text:style-name="P88">&lt;h2&gt;Donec vitae&lt;/h2&gt;</text:p>
      <text:p text:style-name="P88"/>
      <text:p text:style-name="P88">&lt;h3&gt;Donec vitae&lt;/h3&gt;</text:p>
      <text:p text:style-name="P88"/>
      <text:p text:style-name="P88">&lt;p&gt;Donec vitae quam eget augue vehicula ullamcorper vitae efficitur orci. In a sollicitudin ex.&lt;/p&gt;</text:p>
      <text:p text:style-name="P88"/>
      <text:p text:style-name="P88">&lt;h3&gt;Maecenas&lt;/h3&gt;</text:p>
      <text:p text:style-name="P88"/>
      <text:p text:style-name="P88">&lt;p&gt;Maecenas feugiat neque at lectus finibus luctus.&lt;/p&gt;</text:p>
      <text:p text:style-name="P88"/>
      <text:p text:style-name="P88">&lt;h3&gt;Aliquam&lt;/h3&gt;</text:p>
      <text:p text:style-name="P88"/>
      <text:p text:style-name="P88">&lt;p&gt;Aliquam non ipsum eget libero sagittis faucibus id a justo. Integer pharetra sit amet tellus vitae tristique. Nulla at sollicitudin nunc. Suspendisse potenti.&lt;/p&gt;</text:p>
      <text:p text:style-name="P88"/>
      <text:p text:style-name="P88">&lt;h2&gt;Vivamus&lt;/h2&gt;</text:p>
      <text:p text:style-name="P88"/>
      <text:p text:style-name="P88">&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88"/>
      <text:p text:style-name="P88">&lt;/!doctype&gt;</text:p>
      <text:p text:style-name="P51"><text:soft-page-break/></text:p>
      <text:list xml:id="list235739373862811" text:continue-numbering="true" text:style-name="L2">
        <text:list-item>
          <text:p text:style-name="P152">Listas</text:p>
        </text:list-item>
      </text:list>
      <text:p text:style-name="P52">As listas podem ser ordenadas e não ordenadas. Para criar lista, usamos a tag &lt;li&gt;&lt;/li&gt;. OBS.: No VSCode digitando “li*n + Enter”, onde “n” representa a quantida de itens da lista, será digitado automaticamente a quantidade de tag’s lista que foi colocada em “n”.</text:p>
      <text:p text:style-name="P53">A tag <text:span text:style-name="T14">&lt;</text:span><text:span text:style-name="T11">o</text:span><text:span text:style-name="T14">l&gt;&lt;/</text:span><text:span text:style-name="T11">o</text:span><text:span text:style-name="T14">l&gt;</text:span><text:span text:style-name="T42"> - </text:span>é usada para criar uma lista <text:span text:style-name="T11">ordenada</text:span>.</text:p>
      <text:p text:style-name="P53">A tag <text:span text:style-name="T14">&lt;</text:span><text:span text:style-name="T11">u</text:span><text:span text:style-name="T14">l&gt;&lt;/</text:span><text:span text:style-name="T11">u</text:span><text:span text:style-name="T14">l&gt;</text:span><text:span text:style-name="T42"> - </text:span>é usada para criar uma lista <text:span text:style-name="T11">não ordenada</text:span>.</text:p>
      <text:p text:style-name="P53"/>
      <text:p text:style-name="P89">&lt;!DOCTYPE HTML&gt;</text:p>
      <text:p text:style-name="P89">&lt;h1&gt;Sudo Detox!&lt;/h1&gt;</text:p>
      <text:p text:style-name="P89">&lt;h2&gt;Ingredientes&lt;/h2&gt;</text:p>
      <text:p text:style-name="P89">&lt;ol&gt;</text:p>
      <text:p text:style-name="P89"><text:tab/>&lt;li&gt;3 folhas de couve;&lt;/li&gt;</text:p>
      <text:p text:style-name="P89"><text:tab/>&lt;li&gt;1 laranja;&lt;/li&gt;</text:p>
      <text:p text:style-name="P89"><text:tab/>&lt;li&gt;1 pedacinho gengibre;&lt;/li&gt;</text:p>
      <text:p text:style-name="P89"><text:tab/>&lt;li&gt;300 ml de água;&lt;/li&gt;</text:p>
      <text:p text:style-name="P89"><text:tab/>&lt;li&gt;Adoçante a gosto;&lt;/li&gt;</text:p>
      <text:p text:style-name="P89"><text:tab/>&lt;li&gt;Gelo a gosto.&lt;/li&gt; <text:s text:c="3"/></text:p>
      <text:p text:style-name="P89">&lt;/ol&gt;</text:p>
      <text:p text:style-name="P89"/>
      <text:p text:style-name="P89">&lt;h1&gt;Vitamina Legal!&lt;/h1&gt;</text:p>
      <text:p text:style-name="P89">&lt;h2&gt;Ingredientes&lt;/h2&gt;</text:p>
      <text:p text:style-name="P89">&lt;ul&gt;</text:p>
      <text:p text:style-name="P89"><text:s text:c="4"/>&lt;li&gt;2 bananas;&lt;/li&gt;</text:p>
      <text:p text:style-name="P89"><text:s text:c="4"/>&lt;li&gt;½ mamão;&lt;/li&gt;</text:p>
      <text:p text:style-name="P89"><text:s text:c="4"/>&lt;li&gt;2 coleres de soca de leite em pó;&lt;/li&gt;</text:p>
      <text:p text:style-name="P89"><text:s text:c="4"/>&lt;li&gt;1 copo de água.&lt;/li&gt;</text:p>
      <text:p text:style-name="P89">&lt;/ul&gt;</text:p>
      <text:p text:style-name="P89"/>
      <text:p text:style-name="P89">&lt;/!doctype&gt;</text:p>
      <text:p text:style-name="P53"/>
      <text:list xml:id="list235740916479778" text:continue-numbering="true" text:style-name="L2">
        <text:list-item>
          <text:p text:style-name="P153">Citações</text:p>
        </text:list-item>
      </text:list>
      <text:p text:style-name="P54">Recurso usado para informar que pegamos um texto de outro site/autor e colocar a devida referência.</text:p>
      <text:p text:style-name="P101"><text:span text:style-name="T30">&lt;blocquote&gt;&lt;/blocquote&gt;</text:span><text:span text:style-name="T29"> - quando quer deixar bem grande o que uma determinada pessoa falou, entre aspas. Abre a tag e coloca a citação.</text:span></text:p>
      <text:p text:style-name="P63"/>
      <text:p text:style-name="P56"><text:span text:style-name="T30">&lt;blockquote </text:span><text:span text:style-name="T18">cite="https://developer.mozilla.org/en-US/docs/Web/HTML/Element/blockquote"</text:span><text:span text:style-name="T30">&gt; O &lt;strog&gt;elemento HTML &lt;code&gt;&amp;lt;blockquote&amp;gt;&lt;/code&gt; &lt;/strog&gt;(ou &lt;em&gt;HTML Block Quotation Element&lt;/em&gt;) indica que um texto externo foi citado.&lt;/blockquote&gt;</text:span> - <text:span text:style-name="T43">para determinar de qual URL veio aquela citação.</text:span></text:p>
      <text:p text:style-name="P56"/>
      <text:p text:style-name="P56"><text:span text:style-name="T30">&lt;blockquote cite="https://developer.mozilla.org/en-US/docs/Web/HTML/Element/blockquote"&gt; O &lt;strog&gt;elemento HTML </text:span><text:span text:style-name="T18">&lt;code&gt;</text:span><text:span text:style-name="T30">&amp;lt;blockquote&amp;gt;</text:span><text:span text:style-name="T18">&lt;/code&gt;</text:span><text:span text:style-name="T30"> &lt;/strog&gt;(ou &lt;em&gt;HTML Block Quotation Element&lt;/em&gt;) indica que um texto externo foi citado.&lt;/blockquote&gt;</text:span> - <text:span text:style-name="T43">para determinar de qual </text:span><text:soft-page-break/><text:span text:style-name="T43">URL veio aquela citação – para destacar o texto dentro da tag numa cor diferente, geralmente usado quando se quer mostrar um código.</text:span></text:p>
      <text:p text:style-name="P55"/>
      <text:p text:style-name="P57"><text:span text:style-name="T30">&lt;p&gt;De acordo com &lt;a href="https://developer.mozilla.org/en-US/docs/Web/HTML/Element/blockquote"&gt; </text:span><text:span text:style-name="T18">&lt;cite&gt;</text:span><text:span text:style-name="T30">página MDN blockquote</text:span><text:span text:style-name="T18">&lt;/cite&gt;</text:span><text:span text:style-name="T30">&lt;/a&gt;&lt;/p&gt;</text:span> - <text:span text:style-name="T44">para criar um link da sitação.</text:span></text:p>
      <text:p text:style-name="P57"/>
      <text:p text:style-name="P57"><text:span text:style-name="T30">&lt;p&gt;O elemento quote - &lt;code&gt;&amp;lt;q&amp;gt;&lt;/code&gt; - é </text:span><text:span text:style-name="T18">&lt;q</text:span><text:span text:style-name="T30"> </text:span><text:span text:style-name="T18">cite="https://developer.mozilla.org/en-US/docs/Web/HTML/Element/blockquote"&gt;</text:span><text:span text:style-name="T30"> usado para citações curtas que não precisam de parágrafos ou quebras de linha.</text:span><text:span text:style-name="T18">&lt;/q&gt;</text:span><text:span text:style-name="T30"> -- &lt;a href="https://developer.mozilla.org/en-US/docs/Web/HTML/Element/blockquote"&gt;&lt;cite&gt;MDN q page&lt;/cite&gt;&lt;/a&gt;.&lt;/p&gt;</text:span> - <text:s/>usado para citações curtas que não precisam de parágrafos ou quebras de linha.</text:p>
      <text:p text:style-name="P57"/>
      <text:p text:style-name="P90">&lt;!DOCTYPE HTML&gt;</text:p>
      <text:p text:style-name="P91"/>
      <text:p text:style-name="P91">&lt;blockquote cite="https://developer.mozilla.org/en-US/docs/Web/HTML/Element/blockquote"&gt; O &lt;strog&gt;elemento HTML &lt;code&gt;&amp;lt;blockquote&amp;gt;&lt;/code&gt; &lt;/strog&gt;(ou &lt;em&gt;HTML Block Quotation Element&lt;/em&gt;) indica que um texto externo foi citado.&lt;/blockquote&gt;</text:p>
      <text:p text:style-name="P91"/>
      <text:p text:style-name="P91">&lt;p&gt;De acordo com &lt;a href="https://developer.mozilla.org/en-US/docs/Web/HTML/Element/blockquote"&gt; &lt;cite&gt;página MDN blockquote&lt;/cite&gt;&lt;/a&gt;&lt;/p&gt;</text:p>
      <text:p text:style-name="P91"/>
      <text:p text:style-name="P90">&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90"/>
      <text:p text:style-name="P90">&lt;/!doctype&gt;</text:p>
      <text:p text:style-name="P90"/>
      <text:list xml:id="list235740431947818" text:continue-numbering="true" text:style-name="L2">
        <text:list-item>
          <text:p text:style-name="P154"><text:span text:style-name="T45">A</text:span>breviações</text:p>
        </text:list-item>
      </text:list>
      <text:p text:style-name="P58">Quando precisamos fazer uma abreviação de alguma palavra/texto muito grande, porém queremos explicar o que significa aquela palavra de alguma forma. Ao adicionar a tag <text:span text:style-name="T11">&lt;abbr&gt;&lt;/abbr&gt;</text:span> o texto dentro dela será sublinhado e ao colocar o mouse em cima da palavra, a explicação aparecerá na tela.</text:p>
      <text:p text:style-name="P58"/>
      <text:p text:style-name="P92">&lt;!DOCTYPE HTML&gt;</text:p>
      <text:p text:style-name="P92"><text:s text:c="4"/>&lt;p&gt;Usamos <text:span text:style-name="T11">&lt;abbr title="Hypertext Markup Language"&gt;HTML&lt;/abbr&gt;</text:span> para estruturar nossos documentos da web.&lt;/p&gt;</text:p>
      <text:p text:style-name="P92">&lt;/!doctype&gt;</text:p>
      <text:p text:style-name="P58"/>
      <text:list xml:id="list235740938825556" text:continue-numbering="true" text:style-name="L2">
        <text:list-item>
          <text:p text:style-name="P155">Detalhes de contato</text:p>
        </text:list-item>
      </text:list>
      <text:p text:style-name="P59"><text:span text:style-name="T18">&lt;address&gt;&lt;/address&gt;</text:span> - para especificar quem foi o editor da página html colocando informações sobre o criador ou detalhes de contato.</text:p>
      <text:p text:style-name="P93"><text:soft-page-break/>&lt;!DOCTYPE HTML&gt;</text:p>
      <text:p text:style-name="P93"><text:s text:c="4"/><text:span text:style-name="T11">&lt;address&gt;</text:span></text:p>
      <text:p text:style-name="P93"><text:tab/><text:tab/>&lt;p&gt;</text:p>
      <text:p text:style-name="P93"><text:s text:c="8"/><text:tab/>Thiago Carlos &lt;br&gt;</text:p>
      <text:p text:style-name="P93"><text:s text:c="12"/>&lt;strong&gt;Caruaru, PE&lt;/strong&gt;</text:p>
      <text:p text:style-name="P93"><text:s text:c="8"/>&lt;/p&gt;</text:p>
      <text:p text:style-name="P93"><text:tab/><text:span text:style-name="T11">&lt;/address&gt;</text:span></text:p>
      <text:p text:style-name="P93">&lt;/!doctype&gt;</text:p>
      <text:p text:style-name="P59"/>
      <text:list xml:id="list235739023878618" text:continue-numbering="true" text:style-name="L2">
        <text:list-item>
          <text:p text:style-name="P156">Listas de descrição</text:p>
        </text:list-item>
      </text:list>
      <text:p text:style-name="P60">Usadas para marcar um conjunto de itens e sua descrição.</text:p>
      <text:p text:style-name="P60"><text:span text:style-name="T30">&lt;dl&gt;&lt;/dl&gt;</text:span> - lista de descrição.</text:p>
      <text:p text:style-name="P60"><text:span text:style-name="T30">&lt;dt&gt;&lt;/dt&gt;</text:span> - termo de descrição.</text:p>
      <text:p text:style-name="P60"><text:span text:style-name="T30">&lt;dd&gt;&lt;/dd&gt;</text:span> - descrição do termo.</text:p>
      <text:p text:style-name="P60"/>
      <text:p text:style-name="P94">&lt;!DOCTYPE HTML&gt;</text:p>
      <text:p text:style-name="P94">&lt;h2&gt;Glossário&lt;/h2&gt;</text:p>
      <text:p text:style-name="P110">&lt;dl&gt;</text:p>
      <text:p text:style-name="P94"><text:s text:c="4"/><text:span text:style-name="T11">&lt;dt&gt;</text:span>Hypertext<text:span text:style-name="T11">&lt;/dt&gt;</text:span></text:p>
      <text:p text:style-name="P94"><text:s text:c="4"/><text:span text:style-name="T11">&lt;dd&gt;</text:span>É um hiper texto com opssibilidades...<text:span text:style-name="T11">&lt;/dd&gt;</text:span></text:p>
      <text:p text:style-name="P94"><text:s text:c="4"/><text:span text:style-name="T11">&lt;dt&gt;</text:span>Markup<text:span text:style-name="T11">&lt;/dt&gt;</text:span></text:p>
      <text:p text:style-name="P94"><text:s text:c="4"/><text:span text:style-name="T11">&lt;dd&gt;</text:span>Marcação do texto<text:span text:style-name="T11">&lt;/dd&gt;</text:span></text:p>
      <text:p text:style-name="P94"><text:s text:c="4"/><text:span text:style-name="T11">&lt;dt&gt;</text:span>Languague<text:span text:style-name="T11">&lt;/dt&gt;</text:span></text:p>
      <text:p text:style-name="P94"><text:s text:c="4"/><text:span text:style-name="T11">&lt;dd&gt;</text:span>Linguagem com sua semântica e sintaxe....<text:span text:style-name="T11">&lt;/dd&gt;</text:span></text:p>
      <text:p text:style-name="P110">&lt;/dl&gt;</text:p>
      <text:p text:style-name="P94">&lt;/!doctype&gt;</text:p>
      <text:p text:style-name="P60"/>
      <text:list xml:id="list235740911454398" text:continue-numbering="true" text:style-name="L2">
        <text:list-item>
          <text:p text:style-name="P157">Representação de código</text:p>
        </text:list-item>
      </text:list>
      <text:p text:style-name="P61">Quando queremos represntar um código na página html.</text:p>
      <text:p text:style-name="P61"><text:span text:style-name="T11">&lt;code&gt;&lt;/code&gt;</text:span> - para pequenas partes de código, ou partes genéricas.</text:p>
      <text:p text:style-name="P61"><text:span text:style-name="T11">&lt;pre&gt;&lt;/pre&gt;</text:span> - para blocos de código, pois essa tag mantém os espaços em brancos e recuos que eu colocar no meu código.</text:p>
      <text:p text:style-name="P61"/>
      <text:p text:style-name="P95">&lt;!DOCTYPE&gt;</text:p>
      <text:p text:style-name="P95"><text:s text:c="4"/><text:span text:style-name="T11">&lt;pre&gt;</text:span></text:p>
      <text:p text:style-name="P95"><text:s text:c="4"/><text:span text:style-name="T11">&lt;code&gt;</text:span>document.</text:p>
      <text:p text:style-name="P95"><text:s text:c="4"/><text:tab/><text:tab/><text:tab/>querySelector("body")</text:p>
      <text:p text:style-name="P95"><text:s text:c="4"/><text:span text:style-name="T11">&lt;/code&gt;</text:span></text:p>
      <text:p text:style-name="P95"><text:s text:c="4"/><text:span text:style-name="T11">&lt;/pre&gt;</text:span></text:p>
      <text:p text:style-name="P95">&lt;/!doctype&gt;</text:p>
      <text:p text:style-name="P61"/>
      <text:list xml:id="list235739807021183" text:continue-numbering="true" text:style-name="L2">
        <text:list-item>
          <text:p text:style-name="P158">Elementos Genéricos</text:p>
        </text:list-item>
      </text:list>
      <text:p text:style-name="P62">No html temos alguns elementos genéricos, alguns para agrupar conteúdos e outros para agrupar texto; um trabalha com ideia de bloco e outro de linha.</text:p>
      <text:p text:style-name="P62"><text:span text:style-name="T18">&lt;div&gt;&lt;/div&gt;</text:span> - <text:span text:style-name="T46">para agrupar conteúdo e trabalha com ideia de bloco.</text:span></text:p>
      <text:p text:style-name="P62"><text:span text:style-name="T18">&lt;span&gt;&lt;/span&gt;</text:span> - <text:span text:style-name="T46">para agrupar texto e trabalha com ideia de linha.</text:span></text:p>
      <text:p text:style-name="P62"/>
      <text:p text:style-name="P96">&lt;!DOCTYPE HTML&gt;</text:p>
      <text:p text:style-name="P96"><text:s text:c="4"/><text:span text:style-name="T11">&lt;div</text:span> class="shirt"<text:span text:style-name="T11">&gt;</text:span></text:p>
      <text:p text:style-name="P96"><text:s text:c="8"/><text:span text:style-name="T11">&lt;span&gt;</text:span>Camiseta<text:span text:style-name="T11">&lt;/span&gt;</text:span></text:p>
      <text:p text:style-name="P96"><text:soft-page-break/><text:s text:c="8"/><text:span text:style-name="T11">&lt;span&gt;</text:span>R$ 99,00<text:span text:style-name="T11">&lt;/span&gt;</text:span></text:p>
      <text:p text:style-name="P96"><text:tab/><text:span text:style-name="T11">&lt;/div&gt;</text:span></text:p>
      <text:p text:style-name="P96"><text:tab/><text:span text:style-name="T11">&lt;div</text:span> class="shoes"<text:span text:style-name="T11">&gt;</text:span></text:p>
      <text:p text:style-name="P96"><text:s text:c="4"/><text:tab/><text:tab/><text:span text:style-name="T11">&lt;span&gt;</text:span>All Star<text:span text:style-name="T11">&lt;/span&gt;</text:span></text:p>
      <text:p text:style-name="P96"><text:s text:c="4"/><text:tab/><text:tab/><text:span text:style-name="T11">&lt;span&gt;</text:span>R$ 50,00<text:span text:style-name="T11">&lt;/span&gt;</text:span></text:p>
      <text:p text:style-name="P96"><text:tab/><text:span text:style-name="T11">&lt;/div&gt;</text:span></text:p>
      <text:p text:style-name="P96">&lt;/!doctype&gt;</text:p>
      <text:p text:style-name="P45"/>
      <text:p text:style-name="P139">Guias estelares</text:p>
      <text:p text:style-name="P36">O guia estelar de HTML</text:p>
      <text:p text:style-name="P40">Links</text:p>
      <text:list xml:id="list3609362090" text:style-name="L3">
        <text:list-item>
          <text:p text:style-name="P164">Conhecendo a tag âncora</text:p>
        </text:list-item>
      </text:list>
      <text:p text:style-name="P70">Hiperlinks – elemento âncora: &lt;a&gt;</text:p>
      <text:p text:style-name="P70">Anatomia <text:span text:style-name="T48">básica:</text:span></text:p>
      <text:p text:style-name="P106">&lt;a href=""&gt;<text:span text:style-name="T48">conteúdo</text:span>&lt;/a&gt;</text:p>
      <text:p text:style-name="P70"/>
      <text:p text:style-name="P70">Atributos:</text:p>
      <text:p text:style-name="P70">- globais:</text:p>
      <text:p text:style-name="P71">&lt;a <text:span text:style-name="T11">href=""</text:span>&gt;<text:span text:style-name="T48">conteúdo</text:span>&lt;/a&gt; - <text:span text:style-name="T48">referência </text:span>para onde iremos quando clicamos no link. <text:span text:style-name="T48">O endereço pode ser:</text:span></text:p>
      <text:p text:style-name="P137"><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137"><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71">&lt;a <text:span text:style-name="T11">href="</text:span><text:span text:style-name="T17">tthiagocarlos.dev@gmail.com</text:span><text:span text:style-name="T11">"</text:span>&gt;<text:span text:style-name="T48">conteúdo</text:span>&lt;/a&gt; - <text:span text:style-name="T48">um</text:span> email;</text:p>
      <text:p text:style-name="P71">&lt;a <text:span text:style-name="T11">href="</text:span><text:span text:style-name="T17">5581988997755</text:span><text:span text:style-name="T11">"</text:span>&gt;<text:span text:style-name="T48">conteúdo</text:span>&lt;/a&gt; - <text:span text:style-name="T48">um</text:span> telefone;</text:p>
      <text:p text:style-name="P71">&lt;a <text:span text:style-name="T11">href="</text:span><text:span text:style-name="T15">https://google.com</text:span><text:span text:style-name="T11">"</text:span>&gt;<text:span text:style-name="T48">conteúdo</text:span>&lt;/a&gt; - e outros.</text:p>
      <text:p text:style-name="P72"/>
      <text:p text:style-name="P72"><text:span text:style-name="T47">&lt;a href=""</text:span><text:span text:style-name="T16"> </text:span><text:span text:style-name="T11">download=</text:span><text:span text:style-name="T16">""</text:span><text:span text:style-name="T47">&gt;</text:span>conteúdo<text:span text:style-name="T47">&lt;/a&gt; - </text:span>faz o download do conteúdo da página ao invés de ir para a página do link.</text:p>
      <text:p text:style-name="P71">&lt;a href="" <text:span text:style-name="T11">target=""</text:span> &gt;conteúdo&lt;/a&gt; - qual será o alvo do disparo. Se deixar sem target ele abrirá o conteúdo da nova página na mesma aba.</text:p>
      <text:p text:style-name="P71">&lt;a href="" <text:span text:style-name="T11">target=" _self"</text:span> &gt;conteúdo&lt;/a&gt; - <text:span text:style-name="T48">também abrirá o novo conteúdo na aba atual.(padrão)</text:span></text:p>
      <text:p text:style-name="P71">&lt;a href="" <text:span text:style-name="T11">target=" _blanck"</text:span> &gt;conteúdo&lt;/a&gt; - <text:span text:style-name="T48">abrirá uma nova aba com o novo conteúdo.</text:span> </text:p>
      <text:p text:style-name="P70"/>
      <text:list xml:id="list235739943367320" text:continue-numbering="true" text:style-name="L3">
        <text:list-item>
          <text:p text:style-name="P165">Utilizando a tag âncora</text:p>
        </text:list-item>
      </text:list>
      <text:p text:style-name="P114">&lt;!DOCTYPE HTML&gt;</text:p>
      <text:p text:style-name="P114">&lt;p&gt;&lt;strong&gt;Âncora&lt;/strong&gt;&lt;/p&gt;</text:p>
      <text:p text:style-name="P114">&lt;ul&gt;</text:p>
      <text:p text:style-name="P114"><text:s text:c="2"/>&lt;li&gt;&lt;a href="https://www.google.com"&gt;Website&lt;/a&gt;&lt;/li&gt;</text:p>
      <text:p text:style-name="P114"><text:s text:c="2"/>&lt;li&gt;&lt;a href="mailto:tthiagocarlos.dev@gmail.com"&gt;email&lt;/a&gt;&lt;/li&gt;</text:p>
      <text:p text:style-name="P114"><text:s text:c="2"/>&lt;li&gt;&lt;a href="tel:+55988776633"&gt;telefone&lt;/a&gt;&lt;/li&gt;</text:p>
      <text:p text:style-name="P114"><text:s text:c="2"/>&lt;li&gt;&lt;a href="https://www.google.com" target="_blanck"&gt;Website_new_tab&lt;/a&gt;&lt;/li&gt;</text:p>
      <text:p text:style-name="P114">&lt;/ul&gt;</text:p>
      <text:p text:style-name="P114"/>
      <text:p text:style-name="P114"/>
      <text:p text:style-name="P114">&lt;p&gt;&lt;strong&gt;Fragmentos&lt;/strong&gt;&lt;/p&gt;</text:p>
      <text:p text:style-name="P114">&lt;ul&gt;</text:p>
      <text:p text:style-name="P114"><text:tab/>&lt;li&gt;&lt;a href="#about"&gt;about me&lt;/a&gt;&lt;/li&gt;</text:p>
      <text:p text:style-name="P114"><text:tab/>&lt;li&gt;&lt;a href="#history"&gt;history&lt;/a&gt;&lt;/li&gt;</text:p>
      <text:p text:style-name="P114"><text:tab/>&lt;li&gt;&lt;a href="#works"&gt;works&lt;/a&gt;&lt;/li&gt;</text:p>
      <text:p text:style-name="P114">&lt;/ul&gt;</text:p>
      <text:p text:style-name="P114"/>
      <text:p text:style-name="P114">&lt;h1 id="about"&gt;About me&lt;/h1&gt;</text:p>
      <text:p text:style-name="P114"/>
      <text:p text:style-name="P114">&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114"/>
      <text:p text:style-name="P114">&lt;h2 id="history"&gt;History&lt;/h2&gt;</text:p>
      <text:p text:style-name="P114"/>
      <text:p text:style-name="P114">&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114"/>
      <text:p text:style-name="P114">&lt;h2 id="works"&gt;Works&lt;/h2&gt;</text:p>
      <text:p text:style-name="P114"/>
      <text:p text:style-name="P114">&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114">&lt;/!doctype&gt;</text:p>
      <text:p text:style-name="P125"/>
      <text:list xml:id="list235739748972250" text:continue-numbering="true" text:style-name="L3">
        <text:list-item>
          <text:p text:style-name="P166">Conteúdo dentro de elemento a</text:p>
        </text:list-item>
      </text:list>
      <text:p text:style-name="P73">Conteúdo dos hiperlinks – <text:span text:style-name="T49">posso colocar </text:span>qualquer conteúdo, <text:span text:style-name="T49">inclusive outas tags.</text:span></text:p>
      <text:p text:style-name="P73"/>
      <text:p text:style-name="P115">&lt;!doctype html&gt;</text:p>
      <text:p text:style-name="P115">&lt;a href="https://google.com" title="Ir para google"&gt;</text:p>
      <text:p text:style-name="P115"><text:tab/>&lt;h1&gt;Google&lt;/h1&gt;</text:p>
      <text:p text:style-name="P115"><text:tab/>&lt;p&gt; Qualquer tag&lt;/p&gt;</text:p>
      <text:p text:style-name="P115"><text:tab/>&lt;img src="https://source.unsplash.com/random" alt""&gt;</text:p>
      <text:p text:style-name="P115">&lt;/a&gt;</text:p>
      <text:p text:style-name="P115">&lt;/!doctype&gt;</text:p>
      <text:p text:style-name="P97"/>
      <text:p text:style-name="P74">As três tags <text:span text:style-name="T11">&lt;h1&gt;&lt;/h1&gt;</text:span>, <text:span text:style-name="T11">&lt;p1&gt;&lt;/p1&gt;</text:span> e <text:span text:style-name="T11">&lt;img&gt;</text:span> estão dentro do conteúdo da tag <text:span text:style-name="T11">&lt;a&gt;&lt;/a&gt;</text:span>.</text:p>
      <text:p text:style-name="P74"/>
      <text:list xml:id="list235740699410584" text:continue-numbering="true" text:style-name="L3">
        <text:list-item>
          <text:p text:style-name="P167">Caminhos e URLS</text:p>
        </text:list-item>
      </text:list>
      <text:p text:style-name="P76">Como navegar entre links</text:p>
      <text:p text:style-name="P107"/>
      <text:p text:style-name="P75"><text:span text:style-name="T11">Uniform Resource Locator</text:span> - Sequência de texto que define onde algo está localizado na Web. <text:span text:style-name="T50">Ex.:</text:span></text:p>
      <text:p text:style-name="P74"><text:s/><text:a xlink:type="simple" xlink:href="https://google.com/" text:style-name="Internet_20_link" text:visited-style-name="Visited_20_Internet_20_Link">https://google.com</text:a></text:p>
      <text:p text:style-name="P74"><text:span text:style-name="T50">As </text:span>URL’<text:span text:style-name="T50">s</text:span> usam caminhos para encontrar arquivos.</text:p>
      <text:p text:style-name="P108"/>
      <text:p text:style-name="P74"><text:span text:style-name="T11">Caminhos dos arquivos</text:span> - Onde, no explorador de arquivos, um recurs<text:span text:style-name="T50">o(arquivo, imagem, pdf, documento)</text:span> está localizado</text:p>
      <text:p text:style-name="P74"/>
      <text:p text:style-name="P116">&lt;!doctype html&gt;</text:p>
      <text:p text:style-name="P116">&lt;h1&gt;urls e caminhos&lt;/h1&gt;</text:p>
      <text:p text:style-name="P116"><text:soft-page-break/>&lt;ul&gt;</text:p>
      <text:p text:style-name="P116">&lt;li&gt;&lt;a href="<text:span text:style-name="T11">https://google.com</text:span>" target="_blanck"&gt;<text:span text:style-name="T11">By URL</text:span>&lt;/a&gt;&lt;/li&gt;</text:p>
      <text:p text:style-name="P116">&lt;li&gt;&lt;a href="<text:span text:style-name="T11">hiperlinks.html</text:span>" target="_blanck"&gt;<text:span text:style-name="T11">By caminho</text:span>&lt;/a&gt;&lt;/li&gt;</text:p>
      <text:p text:style-name="P116">&lt;/ul&gt;</text:p>
      <text:p text:style-name="P74"/>
      <text:list xml:id="list235739041201202" text:continue-numbering="true" text:style-name="L3">
        <text:list-item>
          <text:p text:style-name="P168">Como navegar pelos diretórios</text:p>
        </text:list-item>
      </text:list>
      <text:p text:style-name="P77"/>
      <text:p text:style-name="P78"><text:span text:style-name="T30">&lt;a href="urls-e-caminhos.html"&gt;arquivo na mesma pasta&lt;/a&gt;</text:span> - mesmo diretório;</text:p>
      <text:p text:style-name="P78"><text:span text:style-name="T30">&lt;a href="../outros/conteudo-a-element.html"&gt;arquivo na pasta outros&lt;/a&gt;</text:span> - <text:span text:style-name="T51">entrando em </text:span>diretório;</text:p>
      <text:p text:style-name="P78"><text:span text:style-name="T30">&lt;a href="../hiperlinks.html"&gt;saindo do diretório&lt;/a&gt;</text:span> - saindo de diretórios</text:p>
      <text:p text:style-name="P78"><text:span text:style-name="T30">&lt;a href="./urls-e-caminhos.html"&gt;arquivo no diretótio raiz&lt;/a&gt;</text:span> - diretório raiz</text:p>
      <text:p text:style-name="P78"/>
      <text:list xml:id="list235740549845853" text:continue-numbering="true" text:style-name="L3">
        <text:list-item>
          <text:p text:style-name="P169">Caminhos absolutos vs realativos</text:p>
        </text:list-item>
      </text:list>
      <text:p text:style-name="P79"><text:span text:style-name="T11">Absolutos</text:span> – inclui protocolo e nome de domínio. Ex.:</text:p>
      <text:p text:style-name="P79"><text:a xlink:type="simple" xlink:href="http://www.google.com/projeto/index.html" text:style-name="Internet_20_link" text:visited-style-name="Visited_20_Internet_20_Link">http://www.google.com/projeto/index.html</text:a></text:p>
      <text:p text:style-name="P79">Sempre apontará para o mesmo local, pois é absolunto.</text:p>
      <text:p text:style-name="P79"/>
      <text:p text:style-name="P79"><text:span text:style-name="T11">Relativos</text:span> – relativo à página aberta no momento. Apontará para lugares diferentes.</text:p>
      <text:p text:style-name="P80">Ex.:</text:p>
      <text:p text:style-name="P80"/>
      <text:p text:style-name="P98">&lt;a href="google.com"&gt;relativo: ir para o google&lt;/a&gt;</text:p>
      <text:p text:style-name="P98">&lt;br&gt;</text:p>
      <text:p text:style-name="P98">&lt;a href="https://google.com"&gt;absoluto: ir para o google&lt;/a&gt;</text:p>
      <text:p text:style-name="P79"/>
      <text:list xml:id="list235740398534640" text:continue-numbering="true" text:style-name="L3">
        <text:list-item>
          <text:p text:style-name="P170">Exercício de apresentação</text:p>
        </text:list-item>
      </text:list>
      <text:p text:style-name="P46"/>
      <text:list xml:id="list235740886779160" text:continue-numbering="true" text:style-name="L3">
        <text:list-item>
          <text:p text:style-name="P171">Exercício de resolução</text:p>
        </text:list-item>
      </text:list>
      <text:p text:style-name="P47"/>
      <text:p text:style-name="P140">Guias estelares</text:p>
      <text:p text:style-name="P37">O guia estelar de HTML</text:p>
      <text:p text:style-name="P41">Tabelas</text:p>
      <text:list xml:id="list787439531" text:style-name="L4">
        <text:list-item>
          <text:p text:style-name="P172">Tabelas</text:p>
        </text:list-item>
      </text:list>
      <text:p text:style-name="P81">Elemento muito importante no html para organiação de dados. Tendo como pontos positivos a visualização de dados via linhas e colunas; e também boa acessibilidade para leitura dos dados.</text:p>
      <text:p text:style-name="P81">Ponto negativo é a pouca flexibilidade e precisa de estilização para melhor visualização.</text:p>
      <text:p text:style-name="P81">Não usar jamais para criar layout.</text:p>
      <text:p text:style-name="P81"/>
      <text:list xml:id="list235740705009684" text:continue-numbering="true" text:style-name="L4">
        <text:list-item>
          <text:p text:style-name="P172">Tabela básica</text:p>
        </text:list-item>
      </text:list>
      <text:p text:style-name="P82"><text:span text:style-name="T11">&lt;table&gt;&lt;/table&gt;</text:span> - para criar uma tabela;</text:p>
      <text:p text:style-name="P82"><text:span text:style-name="T11">&lt;tr&gt;&lt;/tr&gt;</text:span> - para adicionar uma linha;</text:p>
      <text:p text:style-name="P82"><text:span text:style-name="T11">&lt;th&gt;&lt;/th&gt;</text:span> - para colocar um cabeçalho da tabela;</text:p>
      <text:p text:style-name="P82"><text:span text:style-name="T11">&lt;td&gt;&lt;/td&gt;</text:span> - conteúdo da linha;</text:p>
      <text:p text:style-name="P82"/>
      <text:p text:style-name="P117">&lt;!doctype html&gt;</text:p>
      <text:p text:style-name="P117"><text:tab/>&lt;table&gt;</text:p>
      <text:p text:style-name="P117"><text:s text:c="8"/>&lt;tr&gt;</text:p>
      <text:p text:style-name="P117"><text:s text:c="12"/>&lt;th&gt;Nome&lt;/th&gt;</text:p>
      <text:p text:style-name="P117"><text:s text:c="12"/>&lt;th&gt;Idade&lt;/th&gt;</text:p>
      <text:p text:style-name="P117"><text:s text:c="8"/>&lt;/tr&gt;</text:p>
      <text:p text:style-name="P117"><text:s text:c="8"/>&lt;tr&gt;</text:p>
      <text:p text:style-name="P117"><text:s text:c="12"/>&lt;td&gt;Thiago&lt;/td&gt;</text:p>
      <text:p text:style-name="P117"><text:s text:c="12"/>&lt;td&gt;33&lt;/td&gt;</text:p>
      <text:p text:style-name="P117"><text:s text:c="8"/>&lt;/tr&gt;</text:p>
      <text:p text:style-name="P117"><text:s text:c="8"/>&lt;tr&gt;</text:p>
      <text:p text:style-name="P117"><text:s text:c="12"/>&lt;td&gt;Thamara&lt;/td&gt;</text:p>
      <text:p text:style-name="P117"><text:s text:c="12"/>&lt;td&gt;23&lt;/td&gt;</text:p>
      <text:p text:style-name="P117"><text:s text:c="8"/>&lt;/tr&gt;</text:p>
      <text:p text:style-name="P117"><text:tab/>&lt;/table&gt;</text:p>
      <text:p text:style-name="P117">&lt;/!doctype&gt;</text:p>
      <text:p text:style-name="P99"/>
      <text:list xml:id="list235740662779136" text:continue-numbering="true" text:style-name="L4">
        <text:list-item>
          <text:p text:style-name="P173">Organizando Tabelas</text:p>
        </text:list-item>
      </text:list>
      <text:p text:style-name="P83"><text:span text:style-name="T11">&lt;thead&gt;&lt;/thead&gt;</text:span> - cabeçalho da tabela;</text:p>
      <text:p text:style-name="P83"><text:span text:style-name="T11">&lt;body&gt;&lt;/body&gt;</text:span> - corpo da tabela;</text:p>
      <text:p text:style-name="P83"><text:span text:style-name="T11">&lt;tfoot&gt;&lt;/tfoot&gt;</text:span> - rodapé da tabela;</text:p>
      <text:p text:style-name="P84"><text:span text:style-name="T11">&lt;caption&gt;&lt;/caption&gt;</text:span> - descreve o que a tabela faz.</text:p>
      <text:p text:style-name="P84"/>
      <text:p text:style-name="P118">&lt;!doctype html&gt;</text:p>
      <text:p text:style-name="P118"><text:tab/>&lt;table&gt;</text:p>
      <text:p text:style-name="P118"><text:s text:c="8"/>&lt;caption&gt;Pessoas por idade&lt;/caption&gt;</text:p>
      <text:p text:style-name="P118"><text:s text:c="8"/>&lt;thead&gt;</text:p>
      <text:p text:style-name="P118"><text:s text:c="8"/><text:tab/>&lt;tr&gt;</text:p>
      <text:p text:style-name="P118"><text:s text:c="12"/><text:tab/>&lt;th&gt;Nome&lt;/th&gt;</text:p>
      <text:p text:style-name="P118"><text:s text:c="12"/><text:tab/>&lt;th&gt;Idade&lt;/th&gt;</text:p>
      <text:p text:style-name="P118"><text:s text:c="8"/><text:tab/>&lt;/tr&gt; <text:s text:c="3"/></text:p>
      <text:p text:style-name="P118"><text:s text:c="8"/>&lt;/thead&gt;</text:p>
      <text:p text:style-name="P118"><text:s text:c="8"/>&lt;tbody&gt;</text:p>
      <text:p text:style-name="P118"><text:s text:c="12"/>&lt;tr&gt;</text:p>
      <text:p text:style-name="P118"><text:s text:c="16"/>&lt;td&gt;Thiago&lt;/td&gt;</text:p>
      <text:p text:style-name="P118"><text:s text:c="16"/>&lt;td&gt;33&lt;/td&gt;</text:p>
      <text:p text:style-name="P118"><text:s text:c="12"/>&lt;/tr&gt;</text:p>
      <text:p text:style-name="P118"><text:s text:c="12"/>&lt;tr&gt;</text:p>
      <text:p text:style-name="P118"><text:s text:c="16"/>&lt;td&gt;Thamara&lt;/td&gt;</text:p>
      <text:p text:style-name="P118"><text:soft-page-break/><text:s text:c="16"/>&lt;td&gt;23&lt;/td&gt;</text:p>
      <text:p text:style-name="P118"><text:s text:c="12"/>&lt;/tr&gt;</text:p>
      <text:p text:style-name="P118"><text:s text:c="4"/><text:tab/>&lt;/tbody&gt; <text:s text:c="2"/></text:p>
      <text:p text:style-name="P118"><text:s text:c="8"/>&lt;tfoot&gt;</text:p>
      <text:p text:style-name="P118"><text:s text:c="12"/>&lt;tr&gt;</text:p>
      <text:p text:style-name="P118"><text:s text:c="16"/>&lt;td&gt;Total:&lt;/td&gt;</text:p>
      <text:p text:style-name="P118"><text:s text:c="12"/><text:tab/>&lt;td&gt;2 Pessoas&lt;/td&gt;</text:p>
      <text:p text:style-name="P118"><text:s text:c="12"/>&lt;/tr&gt;</text:p>
      <text:p text:style-name="P118"><text:s text:c="8"/>&lt;/tfoot&gt;</text:p>
      <text:p text:style-name="P118"><text:s text:c="4"/>&lt;/table&gt;</text:p>
      <text:p text:style-name="P118">&lt;/!doctype&gt;</text:p>
      <text:p text:style-name="P100"/>
      <text:list xml:id="list235740252607291" text:continue-numbering="true" text:style-name="L4">
        <text:list-item>
          <text:p text:style-name="P174">Tabela Complexa</text:p>
        </text:list-item>
      </text:list>
      <text:p text:style-name="P85">Crie uma tabela que mostre 2 lojas com quantos produtos foram produzidos, quantos vendidos e agrupado por nome dos produtos.</text:p>
      <text:p text:style-name="P85"/>
      <text:list xml:id="list235739147127706" text:continue-numbering="true" text:style-name="L4">
        <text:list-item>
          <text:p text:style-name="P174">Thead Complexa</text:p>
        </text:list-item>
      </text:list>
      <text:p text:style-name="P85">&lt;th <text:span text:style-name="T11">rowspan="2"</text:span>&gt;&lt;/th&gt; - <text:span text:style-name="T52">para ocupar duas linhas;</text:span></text:p>
      <text:p text:style-name="P85">&lt;th <text:span text:style-name="T11">colspan="2"</text:span>&gt;&lt;/th&gt; - <text:span text:style-name="T53">para ocupar duas linhas.</text:span></text:p>
      <text:p text:style-name="P85"/>
      <text:p text:style-name="P119">&lt;!doctype html&gt;</text:p>
      <text:p text:style-name="P119"><text:s text:c="4"/>&lt;table&gt;</text:p>
      <text:p text:style-name="P119"><text:s text:c="8"/>&lt;caption&gt;Produzidos x Vendidos por Loja&lt;/caption&gt;</text:p>
      <text:p text:style-name="P119"><text:s text:c="8"/>&lt;thead&gt;</text:p>
      <text:p text:style-name="P119"><text:s text:c="12"/>&lt;tr&gt;</text:p>
      <text:p text:style-name="P119"><text:s text:c="12"/><text:tab/>&lt;th <text:span text:style-name="T11">rowspan="2"</text:span>&gt;&lt;/th&gt;</text:p>
      <text:p text:style-name="P119"><text:s text:c="12"/><text:tab/>&lt;th <text:span text:style-name="T11">colspan="2"</text:span>&gt;Afonso Pena&lt;/th&gt;</text:p>
      <text:p text:style-name="P119"><text:s text:c="12"/><text:tab/>&lt;th <text:span text:style-name="T11">colspan="2"</text:span>&gt;Antônia Pereira&lt;/th&gt;</text:p>
      <text:p text:style-name="P119"><text:s text:c="12"/>&lt;/tr&gt;</text:p>
      <text:p text:style-name="P119"><text:s text:c="8"/><text:tab/>&lt;tr&gt;</text:p>
      <text:p text:style-name="P119"><text:s text:c="16"/>&lt;td&gt;Produzidos&lt;/td&gt;</text:p>
      <text:p text:style-name="P119"><text:s text:c="16"/>&lt;td&gt;Vendidos&lt;/td&gt;</text:p>
      <text:p text:style-name="P119"><text:s text:c="16"/>&lt;td&gt;Produzidos&lt;/td&gt;</text:p>
      <text:p text:style-name="P119"><text:s text:c="16"/>&lt;td&gt;Vendidos&lt;/td&gt;</text:p>
      <text:p text:style-name="P119"><text:s text:c="12"/>&lt;/tr&gt;</text:p>
      <text:p text:style-name="P119"><text:s text:c="8"/>&lt;/thead&gt;</text:p>
      <text:p text:style-name="P119"><text:s text:c="4"/>&lt;/table&gt;</text:p>
      <text:p text:style-name="P119">&lt;/!doctype&gt;</text:p>
      <text:p text:style-name="P85"/>
      <text:list xml:id="list235738901036524" text:continue-numbering="true" text:style-name="L4">
        <text:list-item>
          <text:p text:style-name="P175">Tbody complexo</text:p>
        </text:list-item>
      </text:list>
      <text:p text:style-name="P86"/>
      <text:p text:style-name="P120">&lt;!doctype html&gt;</text:p>
      <text:p text:style-name="P120"><text:s text:c="4"/>&lt;table&gt;</text:p>
      <text:p text:style-name="P120"><text:s text:c="8"/>&lt;caption&gt;Produzidos x Vendidos por Loja&lt;/caption&gt;</text:p>
      <text:p text:style-name="P120"><text:s text:c="8"/>&lt;thead&gt;</text:p>
      <text:p text:style-name="P120"><text:s text:c="12"/>&lt;tr&gt;</text:p>
      <text:p text:style-name="P120"><text:s text:c="16"/>&lt;th rowspan="2"&gt;&lt;/th&gt;</text:p>
      <text:p text:style-name="P120"><text:s text:c="16"/>&lt;th colspan="2"&gt;Afonso Pena&lt;/th&gt;</text:p>
      <text:p text:style-name="P120"><text:s text:c="12"/><text:tab/>&lt;th colspan="2"&gt;Antônia Pereira&lt;/th&gt;</text:p>
      <text:p text:style-name="P120"><text:s text:c="12"/>&lt;/tr&gt;</text:p>
      <text:p text:style-name="P120"><text:s text:c="8"/><text:tab/>&lt;tr&gt;</text:p>
      <text:p text:style-name="P120"><text:s text:c="16"/>&lt;td&gt;Produzidos&lt;/td&gt;</text:p>
      <text:p text:style-name="P120"><text:s text:c="16"/>&lt;td&gt;Vendidos&lt;/td&gt;</text:p>
      <text:p text:style-name="P120"><text:s text:c="16"/>&lt;td&gt;Produzidos&lt;/td&gt;</text:p>
      <text:p text:style-name="P120"><text:s text:c="16"/>&lt;td&gt;Vendidos&lt;/td&gt;</text:p>
      <text:p text:style-name="P120"><text:s text:c="12"/>&lt;/tr&gt;</text:p>
      <text:p text:style-name="P120"><text:s text:c="8"/>&lt;/thead&gt;</text:p>
      <text:p text:style-name="P120"><text:s text:c="8"/><text:span text:style-name="T11">&lt;tbody&gt;</text:span></text:p>
      <text:p text:style-name="P126"><text:s text:c="12"/>&lt;tr&gt;</text:p>
      <text:p text:style-name="P126"><text:s text:c="16"/>&lt;th&gt;Vassouras&lt;/th&gt;</text:p>
      <text:p text:style-name="P126"><text:soft-page-break/><text:s text:c="16"/>&lt;td&gt;50&lt;/td&gt;</text:p>
      <text:p text:style-name="P126"><text:s text:c="16"/>&lt;td&gt;30&lt;/td&gt;</text:p>
      <text:p text:style-name="P126"><text:s text:c="16"/>&lt;td&gt;20&lt;/td&gt;</text:p>
      <text:p text:style-name="P126"><text:s text:c="16"/>&lt;td&gt;20&lt;/td&gt;</text:p>
      <text:p text:style-name="P126"><text:s text:c="12"/>&lt;/tr&gt;</text:p>
      <text:p text:style-name="P126"><text:s text:c="12"/>&lt;tr&gt;</text:p>
      <text:p text:style-name="P126"><text:s text:c="16"/>&lt;th&gt;Baldes&lt;/th&gt;</text:p>
      <text:p text:style-name="P126"><text:s text:c="16"/>&lt;td&gt;10&lt;/td&gt;</text:p>
      <text:p text:style-name="P126"><text:s text:c="16"/>&lt;td&gt;10&lt;/td&gt;</text:p>
      <text:p text:style-name="P126"><text:s text:c="16"/>&lt;td&gt;30&lt;/td&gt;</text:p>
      <text:p text:style-name="P126"><text:s text:c="16"/>&lt;td&gt;25&lt;/td&gt;</text:p>
      <text:p text:style-name="P126"><text:s text:c="12"/>&lt;/tr&gt;</text:p>
      <text:p text:style-name="P126"><text:s text:c="8"/>&lt;/tbody&gt;</text:p>
      <text:p text:style-name="P120"><text:s text:c="4"/>&lt;/table&gt;</text:p>
      <text:p text:style-name="P120">&lt;/!doctype&gt;</text:p>
      <text:p text:style-name="P86"/>
      <text:list xml:id="list235738974557736" text:continue-numbering="true" text:style-name="L4">
        <text:list-item>
          <text:p text:style-name="P175">Melhorando o aspecto com colgroup</text:p>
        </text:list-item>
      </text:list>
      <text:p text:style-name="P87"><text:span text:style-name="T11">&lt;colgroup&gt;&lt;/colgroup&gt;</text:span> - tag para agrupa um conjunto de colunas.</text:p>
      <text:p text:style-name="P87"/>
      <text:p text:style-name="P121">&lt;!doctype html&gt;</text:p>
      <text:p text:style-name="P121"><text:s text:c="4"/>&lt;table&gt;</text:p>
      <text:p text:style-name="P121"><text:s text:c="8"/>&lt;caption&gt;Produzidos x Vendidos por Loja&lt;/caption&gt;</text:p>
      <text:p text:style-name="P121"><text:s text:c="8"/><text:span text:style-name="T11">&lt;colgroup&gt;</text:span></text:p>
      <text:p text:style-name="P127"><text:s text:c="12"/>&lt;col&gt;</text:p>
      <text:p text:style-name="P127"><text:s text:c="12"/>&lt;col span="2" style="background-color: red"&gt;</text:p>
      <text:p text:style-name="P127"><text:s text:c="12"/>&lt;col span="2" style="background-color: blue"&gt;</text:p>
      <text:p text:style-name="P127"><text:s text:c="8"/>&lt;/colgroup&gt;</text:p>
      <text:p text:style-name="P121"><text:s text:c="8"/>&lt;thead&gt;</text:p>
      <text:p text:style-name="P121"><text:s text:c="12"/>&lt;tr&gt;</text:p>
      <text:p text:style-name="P121"><text:s text:c="16"/>&lt;th rowspan="2"&gt;&lt;/th&gt;</text:p>
      <text:p text:style-name="P121"><text:s text:c="16"/>&lt;th colspan="2"&gt;Afonso Pena&lt;/th&gt;</text:p>
      <text:p text:style-name="P121"><text:s text:c="12"/><text:tab/>&lt;th colspan="2"&gt;Antônia Pereira&lt;/th&gt;</text:p>
      <text:p text:style-name="P121"><text:s text:c="12"/>&lt;/tr&gt;</text:p>
      <text:p text:style-name="P121"><text:s text:c="8"/><text:tab/>&lt;tr&gt;</text:p>
      <text:p text:style-name="P121"><text:s text:c="16"/>&lt;td&gt;Produzidos&lt;/td&gt;</text:p>
      <text:p text:style-name="P121"><text:s text:c="16"/>&lt;td&gt;Vendidos&lt;/td&gt;</text:p>
      <text:p text:style-name="P121"><text:s text:c="16"/>&lt;td&gt;Produzidos&lt;/td&gt;</text:p>
      <text:p text:style-name="P121"><text:s text:c="16"/>&lt;td&gt;Vendidos&lt;/td&gt;</text:p>
      <text:p text:style-name="P121"><text:s text:c="12"/>&lt;/tr&gt;</text:p>
      <text:p text:style-name="P121"><text:s text:c="8"/>&lt;/thead&gt;</text:p>
      <text:p text:style-name="P121"><text:s text:c="8"/>&lt;tbody&gt;</text:p>
      <text:p text:style-name="P121"><text:s text:c="12"/>&lt;tr&gt;</text:p>
      <text:p text:style-name="P121"><text:s text:c="16"/>&lt;th&gt;Vassouras&lt;/th&gt;</text:p>
      <text:p text:style-name="P121"><text:s text:c="16"/>&lt;td&gt;50&lt;/td&gt;</text:p>
      <text:p text:style-name="P121"><text:s text:c="16"/>&lt;td&gt;30&lt;/td&gt;</text:p>
      <text:p text:style-name="P121"><text:s text:c="16"/>&lt;td&gt;20&lt;/td&gt;</text:p>
      <text:p text:style-name="P121"><text:s text:c="16"/>&lt;td&gt;20&lt;/td&gt;</text:p>
      <text:p text:style-name="P121"><text:s text:c="12"/>&lt;/tr&gt;</text:p>
      <text:p text:style-name="P121"><text:s text:c="12"/>&lt;tr&gt;</text:p>
      <text:p text:style-name="P121"><text:s text:c="16"/>&lt;th&gt;Baldes&lt;/th&gt;</text:p>
      <text:p text:style-name="P121"><text:s text:c="16"/>&lt;td&gt;10&lt;/td&gt;</text:p>
      <text:p text:style-name="P121"><text:s text:c="16"/>&lt;td&gt;10&lt;/td&gt;</text:p>
      <text:p text:style-name="P121"><text:s text:c="16"/>&lt;td&gt;30&lt;/td&gt;</text:p>
      <text:p text:style-name="P121"><text:s text:c="16"/>&lt;td&gt;25&lt;/td&gt;</text:p>
      <text:p text:style-name="P121"><text:s text:c="12"/>&lt;/tr&gt;</text:p>
      <text:p text:style-name="P121"><text:s text:c="8"/>&lt;/tbody&gt;</text:p>
      <text:p text:style-name="P121"><text:s text:c="4"/>&lt;/table&gt;</text:p>
      <text:p text:style-name="P121">&lt;/!doctype&gt;</text:p>
      <text:p text:style-name="P87"/>
      <text:list xml:id="list235740213079573" text:continue-numbering="true" text:style-name="L4">
        <text:list-item>
          <text:p text:style-name="P176">Melhorando a acessibilidade</text:p>
        </text:list-item>
      </text:list>
      <text:p text:style-name="P109">scope=””</text:p>
      <text:p text:style-name="P122"><text:soft-page-break/>&lt;!doctype html&gt;</text:p>
      <text:p text:style-name="P122"><text:s text:c="4"/>&lt;table&gt;</text:p>
      <text:p text:style-name="P122"><text:s text:c="8"/>&lt;caption&gt;Produzidos x Vendidos por Loja&lt;/caption&gt;</text:p>
      <text:p text:style-name="P122"><text:s text:c="8"/>&lt;colgroup&gt;</text:p>
      <text:p text:style-name="P122"><text:s text:c="12"/>&lt;col&gt;</text:p>
      <text:p text:style-name="P122"><text:s text:c="12"/>&lt;col span="2" style="background-color: red"&gt;</text:p>
      <text:p text:style-name="P122"><text:s text:c="12"/>&lt;col span="2" style="background-color: blue"&gt;</text:p>
      <text:p text:style-name="P122"><text:s text:c="8"/>&lt;/colgroup&gt;</text:p>
      <text:p text:style-name="P122"><text:s text:c="8"/>&lt;thead&gt;</text:p>
      <text:p text:style-name="P122"><text:s text:c="12"/>&lt;tr&gt;</text:p>
      <text:p text:style-name="P122"><text:s text:c="16"/>&lt;th rowspan="2"&gt;&lt;/th&gt;</text:p>
      <text:p text:style-name="P122"><text:s text:c="16"/>&lt;th colspan="2" <text:span text:style-name="T11">scope="colgroup"</text:span>&gt;Afonso Pena&lt;/th&gt;</text:p>
      <text:p text:style-name="P122"><text:s text:c="12"/><text:tab/>&lt;th colspan="2" <text:span text:style-name="T11">scope="colgroup"</text:span>&gt;Antônia Pereira&lt;/th&gt;</text:p>
      <text:p text:style-name="P122"><text:s text:c="12"/>&lt;/tr&gt;</text:p>
      <text:p text:style-name="P122"><text:s text:c="8"/><text:tab/>&lt;tr&gt;</text:p>
      <text:p text:style-name="P122"><text:s text:c="16"/>&lt;th <text:span text:style-name="T11">scope="col"</text:span>&gt;Produzidos&lt;/th&gt;</text:p>
      <text:p text:style-name="P122"><text:s text:c="16"/>&lt;th <text:span text:style-name="T11">scope="col"</text:span>&gt;Vendidos&lt;/th&gt;</text:p>
      <text:p text:style-name="P122"><text:s text:c="16"/>&lt;th <text:span text:style-name="T11">scope="col"</text:span>&gt;Produzidos&lt;/th&gt;</text:p>
      <text:p text:style-name="P122"><text:s text:c="16"/>&lt;th <text:span text:style-name="T11">scope="col"</text:span>&gt;Vendidos&lt;/th&gt;</text:p>
      <text:p text:style-name="P122"><text:s text:c="12"/>&lt;/tr&gt;</text:p>
      <text:p text:style-name="P122"><text:s text:c="8"/>&lt;/thead&gt;</text:p>
      <text:p text:style-name="P122"><text:s text:c="8"/>&lt;tbody&gt;</text:p>
      <text:p text:style-name="P122"><text:s text:c="12"/>&lt;tr&gt;</text:p>
      <text:p text:style-name="P122"><text:s text:c="16"/>&lt;th <text:span text:style-name="T11">scope="row"</text:span>&gt;Vassouras&lt;/th&gt;</text:p>
      <text:p text:style-name="P122"><text:s text:c="16"/>&lt;td&gt;50&lt;/td&gt;</text:p>
      <text:p text:style-name="P122"><text:s text:c="16"/>&lt;td&gt;30&lt;/td&gt;</text:p>
      <text:p text:style-name="P122"><text:s text:c="16"/>&lt;td&gt;20&lt;/td&gt;</text:p>
      <text:p text:style-name="P122"><text:s text:c="16"/>&lt;td&gt;20&lt;/td&gt;</text:p>
      <text:p text:style-name="P122"><text:s text:c="12"/>&lt;/tr&gt;</text:p>
      <text:p text:style-name="P122"><text:s text:c="12"/>&lt;tr&gt;</text:p>
      <text:p text:style-name="P122"><text:s text:c="16"/>&lt;th <text:span text:style-name="T11">scope="row"</text:span>&gt;Baldes&lt;/th&gt;</text:p>
      <text:p text:style-name="P122"><text:s text:c="16"/>&lt;td&gt;10&lt;/td&gt;</text:p>
      <text:p text:style-name="P122"><text:s text:c="16"/>&lt;td&gt;10&lt;/td&gt;</text:p>
      <text:p text:style-name="P122"><text:s text:c="16"/>&lt;td&gt;30&lt;/td&gt;</text:p>
      <text:p text:style-name="P122"><text:s text:c="16"/>&lt;td&gt;25&lt;/td&gt;</text:p>
      <text:p text:style-name="P122"><text:s text:c="12"/>&lt;/tr&gt;</text:p>
      <text:p text:style-name="P122"><text:s text:c="8"/>&lt;/tbody&gt;</text:p>
      <text:p text:style-name="P122"><text:s text:c="4"/>&lt;/table&gt;</text:p>
      <text:p text:style-name="P122">&lt;/!doctype&gt;</text:p>
      <text:p text:style-name="P48"/>
      <text:p text:style-name="P141">Guias estelares</text:p>
      <text:p text:style-name="P38">O guia estelar de HTML</text:p>
      <text:p text:style-name="P42">Cabeçalho</text:p>
      <text:list xml:id="list1076154848" text:style-name="L5">
        <text:list-item>
          <text:p text:style-name="P159">Head</text:p>
        </text:list-item>
      </text:list>
      <text:p text:style-name="P64">Parte não visível no navegador, mas que contém informações muito importantes.</text:p>
      <text:p text:style-name="P64"/>
      <text:p text:style-name="P131">&lt;!doctype html&gt;</text:p>
      <text:p text:style-name="P131">&lt;html lang="en"&gt;</text:p>
      <text:p text:style-name="P131"><text:tab/><text:span text:style-name="T11">&lt;head&gt;</text:span></text:p>
      <text:p text:style-name="P133"><text:tab/><text:tab/>&lt;meta charset="UTF-8"&gt;</text:p>
      <text:p text:style-name="P133"><text:tab/><text:tab/>&lt;meta name="viewport" content="width=device-width, initial-scale=1.0"&gt;</text:p>
      <text:p text:style-name="P133"><text:tab/><text:tab/>&lt;title&gt;Document&lt;/title&gt;</text:p>
      <text:p text:style-name="P133"><text:s text:c="8"/>&lt;link rel="stylesheet" href="style.css"&gt;</text:p>
      <text:p text:style-name="P133"><text:s text:c="8"/>&lt;link rel="shortcut icon" href="favicon.ico" type="image/x-icon"&gt;</text:p>
      <text:p text:style-name="P133"><text:tab/>&lt;/head&gt;</text:p>
      <text:p text:style-name="P131"><text:tab/>&lt;body&gt;</text:p>
      <text:p text:style-name="P131"><text:s text:c="4"/>&lt;/body&gt;</text:p>
      <text:p text:style-name="P131">&lt;/html&gt;</text:p>
      <text:p text:style-name="P132">&lt;/!doctype&gt;</text:p>
      <text:p text:style-name="P64"/>
      <text:list xml:id="list235738909111965" text:continue-numbering="true" text:style-name="L5">
        <text:list-item>
          <text:p text:style-name="P160">Meta</text:p>
        </text:list-item>
      </text:list>
      <text:p text:style-name="P112">Atributos, charset, name, content.</text:p>
      <text:p text:style-name="P112"/>
      <text:p text:style-name="P111">Charset<text:span text:style-name="T29"> – para codificação de caracteres especiais. Ex.:</text:span></text:p>
      <text:p text:style-name="P112"><text:span text:style-name="T11">&lt;meta charset="UTF-8"&gt;</text:span> - codificação de caracteres especiais.</text:p>
      <text:p text:style-name="P113"/>
      <text:p text:style-name="P112"><text:span text:style-name="T11">name </text:span>– para especificar o que é determinada meta;</text:p>
      <text:p text:style-name="P112"><text:span text:style-name="T11">content</text:span> – para falar o conteúdo da meta.Ex.:</text:p>
      <text:p text:style-name="P113"><text:span text:style-name="T54">&lt;meta name="viewport" content="width=device-width, initial-scale=1.0"&gt;</text:span> - portabilidade para dispositivos mobiles</text:p>
      <text:p text:style-name="P113"/>
      <text:p text:style-name="P128">&lt;!doctype html&gt;</text:p>
      <text:p text:style-name="P128"><text:tab/>&lt;head&gt;</text:p>
      <text:p text:style-name="P128"><text:tab/><text:tab/>&lt;!-- codificação de caracteres especiais --&gt;</text:p>
      <text:p text:style-name="P128"><text:s text:c="8"/>&lt;meta charset="UTF-8"&gt;</text:p>
      <text:p text:style-name="P128"><text:s text:c="8"/>&lt;!-- portabilidade para dispositivos mobiles--&gt;</text:p>
      <text:p text:style-name="P128"><text:tab/><text:tab/>&lt;meta name="viewport" content="width=device-width, initial-scale=1.0"&gt;</text:p>
      <text:p text:style-name="P128"><text:tab/>&lt;/head&gt;</text:p>
      <text:p text:style-name="P128">&lt;/!doctype&gt;</text:p>
      <text:p text:style-name="P113"/>
      <text:list xml:id="list235739185358706" text:continue-numbering="true" text:style-name="L5">
        <text:list-item>
          <text:p text:style-name="P161">Favicon</text:p>
        </text:list-item>
      </text:list>
      <text:p text:style-name="P102">Favicon básico</text:p>
      <text:p text:style-name="P66"><text:span text:style-name="T11">&lt;link rel="shortcut icon" href="favicon.ico" type="image/x-icon"&gt;</text:span> - para adicionar um <text:span text:style-name="T55">ícone</text:span> no título da página.</text:p>
      <text:p text:style-name="P66"/>
      <text:p text:style-name="P102">iPhone não-retina, iPod Touch e dispositivos Android 2.1+:</text:p>
      <text:p text:style-name="P129">&lt;link rel="apple-touch-icon-precomposed" href="https://developer.cnd.mozilla.net/static/img/favicon57.a24490b9a2d76.png"&gt;</text:p>
      <text:p text:style-name="P130"><text:tab/></text:p>
      <text:p text:style-name="P103">iPad de primeira e segunda geraçẫo:</text:p>
      <text:p text:style-name="P129">&lt;link rel="aplee-touch-icon" sizes="48x48" href="/icons/icon-48x48.png?v=cfca599cb367ccaf7377d56ddc7542f5"/&gt;</text:p>
      <text:p text:style-name="P129">&lt;link rel="aplee-touch-icon" sizes="72x72" href="/icons/icon-72x72.png?v=cfca599cb367ccaf7377d56ddc7542f5"/&gt;</text:p>
      <text:p text:style-name="P129">&lt;link rel="aplee-touch-icon" sizes="96x96" href="/icons/icon-96x96.png?v=cfca599cb367ccaf7377d56ddc7542f5"/&gt;</text:p>
      <text:p text:style-name="P104"><text:soft-page-break/>iPad com tela retina de alta resolução:</text:p>
      <text:p text:style-name="P129">&lt;link rel="aplee-touch-icon" sizes="144x144" href="/icons/icon-144x144.png?v=cfca599cb367ccaf7377d56ddc7542f5"/&gt;</text:p>
      <text:p text:style-name="P130"><text:tab/></text:p>
      <text:p text:style-name="P103">iPad de terceira geração com tela retina de alta resolução:</text:p>
      <text:p text:style-name="P129">&lt;link rel="aplee-touch-icon" sizes="192x192" href="/icons/icon-192x192.png?v=cfca599cb367ccaf7377d56ddc7542f5"/&gt;</text:p>
      <text:p text:style-name="P129">&lt;link rel="aplee-touch-icon" sizes="256x256" href="/icons/icon-256x256.png?v=cfca599cb367ccaf7377d56ddc7542f5"/&gt;</text:p>
      <text:p text:style-name="P129">&lt;link rel="aplee-touch-icon" sizes="384x384" href="/icons/icon-384x384.png?v=cfca599cb367ccaf7377d56ddc7542f5"/&gt;</text:p>
      <text:p text:style-name="P129">&lt;link rel="aplee-touch-icon" sizes="512x512" href="/icons/icon-512x512.png?v=cfca599cb367ccaf7377d56ddc7542f5"/&gt;</text:p>
      <text:p text:style-name="P67"/>
      <text:list xml:id="list235738940459207" text:continue-numbering="true" text:style-name="L5">
        <text:list-item>
          <text:p text:style-name="P162">Meta SEO</text:p>
        </text:list-item>
      </text:list>
      <text:p text:style-name="P134"/>
      <text:p text:style-name="P105"><text:s text:c="4"/>&lt;meta&gt;</text:p>
      <text:p text:style-name="P105"><text:tab/>- charset</text:p>
      <text:p text:style-name="P105"><text:tab/>- viewport</text:p>
      <text:p text:style-name="P105"><text:tab/>- author - <text:span text:style-name="T29">define o autor da página.</text:span></text:p>
      <text:p text:style-name="P105"><text:tab/>- description - <text:span text:style-name="T29">se não for colocado o google colocará qualquer texto que tenha na sua página. É uma descrição do conteúdo de sua página.</text:span></text:p>
      <text:p text:style-name="P105"><text:tab/>- robots - <text:span text:style-name="T29">definir o que quer que o robô do google faça.</text:span></text:p>
      <text:p text:style-name="P105"><text:tab/></text:p>
      <text:p text:style-name="P65">SEO: SEARCH ENGINE OPTIMIZATION (motores de busca = google).</text:p>
      <text:p text:style-name="P65">Otmitização de seu conteúdo para mecanismos de busca.</text:p>
      <text:p text:style-name="P65"/>
      <text:p text:style-name="P134"><text:tab/>&lt;head&gt;</text:p>
      <text:p text:style-name="P134"><text:s text:c="7"/><text:tab/>&lt;meta charset="UTF-8"&gt;</text:p>
      <text:p text:style-name="P134"><text:tab/><text:tab/>&lt;meta name="viewport" content="width=device-width, initial-scale=1.0"&gt;</text:p>
      <text:p text:style-name="P134"><text:tab/><text:tab/>&lt;meta name="author" content="Thiago Carlos"&gt;</text:p>
      <text:p text:style-name="P134"><text:s text:c="8"/><text:tab/>&lt;meta name="description" content="Um website para iniciantes em programação"&gt;</text:p>
      <text:p text:style-name="P134"><text:s text:c="8"/><text:tab/>&lt;meta name="robots" content="index, follow"&gt;</text:p>
      <text:p text:style-name="P134"><text:s text:c="4"/><text:tab/>&lt;/head&gt;</text:p>
      <text:p text:style-name="P134"/>
      <text:p text:style-name="P68"/>
      <text:list xml:id="list235739935265592" text:continue-numbering="true" text:style-name="L5">
        <text:list-item>
          <text:p text:style-name="P163">Meta Social</text:p>
        </text:list-item>
      </text:list>
      <text:p text:style-name="P68"><text:tab/>&lt;meta&gt;</text:p>
      <text:p text:style-name="P68"><text:tab/>- charset</text:p>
      <text:p text:style-name="P68"><text:tab/>- viewport</text:p>
      <text:p text:style-name="P68"><text:tab/>- <text:span text:style-name="T11">author </text:span>- define o autor da página</text:p>
      <text:p text:style-name="P68"><text:tab/>- <text:span text:style-name="T11">description </text:span>- se não for colocado o google colocará qualquer texto que tenha na sua página. É uma descrição do conteúdo de sua página.</text:p>
      <text:p text:style-name="P68"><text:tab/>- <text:span text:style-name="T11">robots </text:span>- definir o que quer que o robô do google faça.</text:p>
      <text:p text:style-name="P69">SEO: SEARCH ENGINE OPTIMIZATION (motores de busca = google)</text:p>
      <text:p text:style-name="P69">Otmitização de seu conteúdo para mecanismos de busca.</text:p>
      <text:p text:style-name="P69"/>
      <text:p text:style-name="P124">&lt;!doctype html&gt;</text:p>
      <text:p text:style-name="P123"><text:s text:c="4"/>&lt;head&gt;</text:p>
      <text:p text:style-name="P123"><text:s text:c="6"/>&lt;meta charset="UTF-8"&gt;</text:p>
      <text:p text:style-name="P123"><text:tab/>&lt;meta name="viewport" content="width=device-width, initial-scale=1.0"&gt;</text:p>
      <text:p text:style-name="P123"><text:s text:c="6"/>&lt;meta name="author" content="Thiago Carlos"&gt;</text:p>
      <text:p text:style-name="P123"><text:tab/>&lt;meta name="description" content="Um website para iniciantes em programação"&gt;</text:p>
      <text:p text:style-name="P123"><text:s text:c="6"/>&lt;meta name="robots" content="index, follow"&gt;</text:p>
      <text:p text:style-name="P123"><text:soft-page-break/><text:s text:c="4"/>&lt;/head&gt;</text:p>
      <text:p text:style-name="P123">&lt;/!doctyp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4-10T23:57:38.569836549</dc:date>
    <meta:editing-duration>PT3H38M31S</meta:editing-duration>
    <meta:editing-cycles>19</meta:editing-cycles>
    <meta:generator>LibreOffice/6.1.5.2$Linux_X86_64 LibreOffice_project/10$Build-2</meta:generator>
    <meta:document-statistic meta:table-count="0" meta:image-count="0" meta:object-count="0" meta:page-count="20" meta:paragraph-count="604" meta:word-count="3405" meta:character-count="28351" meta:non-whitespace-character-count="23270"/>
  </office:meta>
</office:document-meta>
</file>